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NimbusRomNo9L-Regu" svg:font-family="NimbusRomNo9L-Regu"/>
    <style:font-face style:name="Courier New" svg:font-family="'Courier New'" style:font-family-generic="modern"/>
    <style:font-face style:name="ARial" svg:font-family="ARial" style:font-family-generic="swiss"/>
    <style:font-face style:name="Courier 10 Pitch" svg:font-family="'Courier 10 Pitch'" style:font-pitch="fixed"/>
    <style:font-face style:name="DejaVu Sans" svg:font-family="'DejaVu Sans'"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automatic-styles>
    <style:style style:name="Table5" style:family="table">
      <style:table-properties style:width="6.9757in" fo:margin-left="-0.0514in" fo:margin-right="0.0007in" table:align="margins"/>
    </style:style>
    <style:style style:name="Table5.A" style:family="table-column">
      <style:table-column-properties style:column-width="0.8194in" style:rel-column-width="7700*"/>
    </style:style>
    <style:style style:name="Table5.B" style:family="table-column">
      <style:table-column-properties style:column-width="0.5486in" style:rel-column-width="5155*"/>
    </style:style>
    <style:style style:name="Table5.C" style:family="table-column">
      <style:table-column-properties style:column-width="0.6667in" style:rel-column-width="6264*"/>
    </style:style>
    <style:style style:name="Table5.D" style:family="table-column">
      <style:table-column-properties style:column-width="0.6389in" style:rel-column-width="6003*"/>
    </style:style>
    <style:style style:name="Table5.E" style:family="table-column">
      <style:table-column-properties style:column-width="1.1729in" style:rel-column-width="11021*"/>
    </style:style>
    <style:style style:name="Table5.F" style:family="table-column">
      <style:table-column-properties style:column-width="0.6674in" style:rel-column-width="6270*"/>
    </style:style>
    <style:style style:name="Table5.G" style:family="table-column">
      <style:table-column-properties style:column-width="0.5347in" style:rel-column-width="5024*"/>
    </style:style>
    <style:style style:name="Table5.H" style:family="table-column">
      <style:table-column-properties style:column-width="0.6944in" style:rel-column-width="6525*"/>
    </style:style>
    <style:style style:name="Table5.I" style:family="table-column">
      <style:table-column-properties style:column-width="0.6597in" style:rel-column-width="6199*"/>
    </style:style>
    <style:style style:name="Table5.J" style:family="table-column">
      <style:table-column-properties style:column-width="0.5722in" style:rel-column-width="5374*"/>
    </style:style>
    <style:style style:name="Table5.A1" style:family="table-cell">
      <style:table-cell-properties fo:padding="0.0382in" fo:border-left="0.0007in solid #000000" fo:border-right="none" fo:border-top="0.0007in solid #000000" fo:border-bottom="0.0007in solid #000000"/>
    </style:style>
    <style:style style:name="Table5.J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J2" style:family="table-cell">
      <style:table-cell-properties fo:padding="0.0382in" fo:border-left="0.0007in solid #000000" fo:border-right="0.0007in solid #000000" fo:border-top="none" fo:border-bottom="0.0007in solid #000000"/>
    </style:style>
    <style:style style:name="Table1" style:family="table">
      <style:table-properties style:width="5.7597in" table:align="left"/>
    </style:style>
    <style:style style:name="Table1.A" style:family="table-column">
      <style:table-column-properties style:column-width="0.8653in"/>
    </style:style>
    <style:style style:name="Table1.B" style:family="table-column">
      <style:table-column-properties style:column-width="4.894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5931in" table:align="left"/>
    </style:style>
    <style:style style:name="Table2.A" style:family="table-column">
      <style:table-column-properties style:column-width="0.8653in"/>
    </style:style>
    <style:style style:name="Table2.B" style:family="table-column">
      <style:table-column-properties style:column-width="1.2076in"/>
    </style:style>
    <style:style style:name="Table2.C" style:family="table-column">
      <style:table-column-properties style:column-width="1.2611in"/>
    </style:style>
    <style:style style:name="Table2.D" style:family="table-column">
      <style:table-column-properties style:column-width="3.25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2.4056in" table:align="left"/>
    </style:style>
    <style:style style:name="Table3.A" style:family="table-column">
      <style:table-column-properties style:column-width="0.8667in"/>
    </style:style>
    <style:style style:name="Table3.B" style:family="table-column">
      <style:table-column-properties style:column-width="1.0521in"/>
    </style:style>
    <style:style style:name="Table3.C" style:family="table-column">
      <style:table-column-properties style:column-width="0.4868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9063in" fo:margin-left="0in" fo:margin-right="0.0188in" table:align="margins"/>
    </style:style>
    <style:style style:name="Table4.A" style:family="table-column">
      <style:table-column-properties style:column-width="0.7313in" style:rel-column-width="6941*"/>
    </style:style>
    <style:style style:name="Table4.B" style:family="table-column">
      <style:table-column-properties style:column-width="0.9806in" style:rel-column-width="9307*"/>
    </style:style>
    <style:style style:name="Table4.C" style:family="table-column">
      <style:table-column-properties style:column-width="0.6465in" style:rel-column-width="6136*"/>
    </style:style>
    <style:style style:name="Table4.D" style:family="table-column">
      <style:table-column-properties style:column-width="0.7306in" style:rel-column-width="6934*"/>
    </style:style>
    <style:style style:name="Table4.E" style:family="table-column">
      <style:table-column-properties style:column-width="0.8771in" style:rel-column-width="8325*"/>
    </style:style>
    <style:style style:name="Table4.F" style:family="table-column">
      <style:table-column-properties style:column-width="2.1604in" style:rel-column-width="20500*"/>
    </style:style>
    <style:style style:name="Table4.G" style:family="table-column">
      <style:table-column-properties style:column-width="0.7792in" style:rel-column-width="7392*"/>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6" style:family="table">
      <style:table-properties style:width="5.9403in" fo:margin-left="0.0181in" fo:margin-right="0.9667in" table:align="margins" style:writing-mode="lr-tb"/>
    </style:style>
    <style:style style:name="Table6.A" style:family="table-column">
      <style:table-column-properties style:column-width="1.1146in" style:rel-column-width="12295*"/>
    </style:style>
    <style:style style:name="Table6.B" style:family="table-column">
      <style:table-column-properties style:column-width="0.7319in" style:rel-column-width="8076*"/>
    </style:style>
    <style:style style:name="Table6.C" style:family="table-column">
      <style:table-column-properties style:column-width="0.9236in" style:rel-column-width="10193*"/>
    </style:style>
    <style:style style:name="Table6.D" style:family="table-column">
      <style:table-column-properties style:column-width="0.9507in" style:rel-column-width="10485*"/>
    </style:style>
    <style:style style:name="Table6.E" style:family="table-column">
      <style:table-column-properties style:column-width="0.8757in" style:rel-column-width="9664*"/>
    </style:style>
    <style:style style:name="Table6.F" style:family="table-column">
      <style:table-column-properties style:column-width="0.8674in" style:rel-column-width="9572*"/>
    </style:style>
    <style:style style:name="Table6.G" style:family="table-column">
      <style:table-column-properties style:column-width="0.4757in" style:rel-column-width="5250*"/>
    </style:style>
    <style:style style:name="Table6.1" style:family="table-row">
      <style:table-row-properties style:keep-together="true"/>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G1" style:family="table-cell">
      <style:table-cell-properties style:vertical-align="top" fo:padding-left="0.075in" fo:padding-right="0.075in" fo:padding-top="0in" fo:padding-bottom="0in" fo:border="0.0069in solid #000000" style:writing-mode="lr-tb"/>
    </style:style>
    <style:style style:name="Table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G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 style:family="table">
      <style:table-properties style:width="3.6451in" fo:margin-left="0.0111in" fo:margin-right="3.2688in" table:align="margins" style:writing-mode="lr-tb"/>
    </style:style>
    <style:style style:name="Table7.A" style:family="table-column">
      <style:table-column-properties style:column-width="1.5097in" style:rel-column-width="27140*"/>
    </style:style>
    <style:style style:name="Table7.B" style:family="table-column">
      <style:table-column-properties style:column-width="1.1778in" style:rel-column-width="21170*"/>
    </style:style>
    <style:style style:name="Table7.C" style:family="table-column">
      <style:table-column-properties style:column-width="0.9583in" style:rel-column-width="17225*"/>
    </style:style>
    <style:style style:name="Table7.1" style:family="table-row">
      <style:table-row-properties style:keep-together="true"/>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C1" style:family="table-cell">
      <style:table-cell-properties style:vertical-align="top" fo:padding-left="0.075in" fo:padding-right="0.075in" fo:padding-top="0in" fo:padding-bottom="0in" fo:border="0.0069in solid #000000" style:writing-mode="lr-tb"/>
    </style:style>
    <style:style style:name="Table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color="#ff0000" style:text-underline-style="solid" style:text-underline-width="auto" style:text-underline-color="font-color"/>
    </style:style>
    <style:style style:name="P5" style:family="paragraph" style:parent-style-name="Heading_20_2">
      <style:paragraph-properties fo:break-before="page"/>
    </style:style>
    <style:style style:name="P6" style:family="paragraph" style:parent-style-name="Standard">
      <style:text-properties style:font-name="Courier 10 Pitch" fo:font-size="10pt" style:font-size-asian="10pt" style:font-size-complex="10pt"/>
    </style:style>
    <style:style style:name="P7" style:family="paragraph" style:parent-style-name="Standard">
      <style:paragraph-properties fo:margin-left="0in" fo:margin-right="0in" fo:text-indent="0in" style:auto-text-indent="false"/>
    </style:style>
    <style:style style:name="P8" style:family="paragraph" style:parent-style-name="Standard">
      <style:text-properties style:text-underline-style="none"/>
    </style:style>
    <style:style style:name="P9" style:family="paragraph" style:parent-style-name="Table_20_Contents">
      <style:text-properties style:font-name="Arial" fo:font-size="8pt" fo:font-style="italic" fo:font-weight="bold" style:font-size-asian="8pt" style:font-style-asian="italic" style:font-weight-asian="bold" style:font-size-complex="8pt" style:font-style-complex="italic" style:font-weight-complex="bold"/>
    </style:style>
    <style:style style:name="P10" style:family="paragraph" style:parent-style-name="Table_20_Contents">
      <style:text-properties style:font-name="Arial" fo:font-size="8pt" style:font-size-asian="8pt" style:font-size-complex="8pt"/>
    </style:style>
    <style:style style:name="P11" style:family="paragraph" style:parent-style-name="Table_20_Contents">
      <style:text-properties style:font-name="Arial" fo:font-size="10pt" style:font-size-asian="10pt" style:font-size-complex="10pt"/>
    </style:style>
    <style:style style:name="P12" style:family="paragraph" style:parent-style-name="Plain_20_Text">
      <style:text-properties style:font-name="Courier 10 Pitch" fo:font-size="10pt" style:font-size-asian="10pt" style:font-size-complex="10pt"/>
    </style:style>
    <style:style style:name="P13" style:family="paragraph" style:parent-style-name="Table_20_Heading">
      <style:text-properties style:font-name="Arial" fo:font-size="10pt" style:font-size-asian="10pt" style:font-size-complex="10pt"/>
    </style:style>
    <style:style style:name="P14" style:family="paragraph" style:parent-style-name="Table_20_Heading">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Heading_20_2">
      <style:paragraph-properties fo:break-before="page" style:text-autospace="none"/>
      <style:text-properties style:font-name="NimbusRomNo9L-Regu" style:font-name-complex="NimbusRomNo9L-Regu"/>
    </style:style>
    <style:style style:name="P16" style:family="paragraph" style:parent-style-name="Standard">
      <style:paragraph-properties style:text-autospace="none" style:snap-to-layout-grid="false"/>
      <style:text-properties style:font-name="ARial" fo:font-size="10pt" style:font-size-asian="10pt" style:font-name-complex="NimbusRomNo9L-Regu" style:font-size-complex="10pt"/>
    </style:style>
    <style:style style:name="P17" style:family="paragraph" style:parent-style-name="Standard">
      <style:paragraph-properties style:text-autospace="none"/>
    </style:style>
    <style:style style:name="P18" style:family="paragraph" style:parent-style-name="Standard">
      <style:paragraph-properties style:text-autospace="none"/>
      <style:text-properties style:font-name="ARial" style:font-name-complex="NimbusRomNo9L-Regu"/>
    </style:style>
    <style:style style:name="P19" style:family="paragraph" style:parent-style-name="Heading_20_3">
      <style:paragraph-properties fo:break-before="page"/>
    </style:style>
    <style:style style:name="P20" style:family="paragraph" style:parent-style-name="Standard">
      <style:paragraph-properties fo:margin-left="0in" fo:margin-right="0in" fo:text-indent="0in" style:auto-text-indent="false"/>
      <style:text-properties style:font-name="Courier 10 Pitch" fo:font-size="10pt" style:font-size-asian="10pt" style:font-size-complex="10pt"/>
    </style:style>
    <style:style style:name="P21" style:family="paragraph" style:parent-style-name="HTML_20_Preformatted">
      <style:paragraph-properties fo:margin-left="0in" fo:margin-right="0in" fo:text-indent="0in" style:auto-text-indent="false">
        <style:tab-stops>
          <style:tab-stop style:position="-0.6362in"/>
          <style:tab-stop style:position="0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s>
      </style:paragraph-properties>
      <style:text-properties style:font-name="Courier 10 Pitch" fo:font-size="10pt" style:font-size-asian="10pt" style:font-size-complex="10pt"/>
    </style:style>
    <style:style style:name="T1" style:family="text">
      <style:text-properties fo:font-style="italic" style:font-style-asian="italic"/>
    </style:style>
    <style:style style:name="T2" style:family="text">
      <style:text-properties fo:font-size="8pt" style:font-size-asian="8pt" style:font-size-complex="8pt"/>
    </style:style>
    <style:style style:name="T3" style:family="text">
      <style:text-properties style:font-name="Courier 10 Pitch" fo:font-size="10pt" style:font-size-asian="10pt" style:font-size-complex="10pt"/>
    </style:style>
    <style:style style:name="T4" style:family="text" style:parent-style-name="default">
      <style:text-properties style:font-name="Courier 10 Pitch" fo:font-size="10pt" style:font-size-asian="10pt" style:font-name-complex="Courier New" style:font-size-complex="10pt"/>
    </style:style>
    <style:style style:name="T5" style:family="text" style:parent-style-name="keyword">
      <style:text-properties style:font-name="Courier 10 Pitch" fo:font-size="10pt" style:font-size-asian="10pt" style:font-name-complex="Courier New" style:font-size-complex="10pt"/>
    </style:style>
    <style:style style:name="T6" style:family="text" style:parent-style-name="string">
      <style:text-properties style:font-name="Courier 10 Pitch" fo:font-size="10pt" style:font-size-asian="10pt" style:font-name-complex="Courier New" style:font-size-complex="10pt"/>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meron L Palmer</text:p>
      <text:p text:style-name="P1">Davud Turkdil</text:p>
      <text:p text:style-name="P1">Robert Thompson</text:p>
      <text:p text:style-name="P1">Justin Blaydes</text:p>
      <text:p text:style-name="P2">October 21, 2006</text:p>
      <text:p text:style-name="P3"/>
      <text:p text:style-name="Standard"/>
      <text:p text:style-name="P4"/>
      <text:h text:style-name="P5" text:outline-level="2">Grade book HTML main</text:h>
      <text:p text:style-name="P6"/>
      <text:p text:style-name="P6">html_main()</text:p>
      <text:p text:style-name="P6">{</text:p>
      <text:p text:style-name="P6"><text:s text:c="2"/>if (POST[‘Adminbutton’])</text:p>
      <text:p text:style-name="P6"><text:s text:c="4"/>// HTML course management display</text:p>
      <text:p text:style-name="P6"><text:s text:c="4"/>// Add new course button</text:p>
      <text:p text:style-name="P6"><text:s text:c="4"/>// Student management button</text:p>
      <text:p text:style-name="P6"><text:s text:c="4"/>// HTML display all courses </text:p>
      <text:p text:style-name="P6"><text:s text:c="4"/>// Drop down menu of course table</text:p>
      <text:p text:style-name="P6"><text:s text:c="4"/>&lt;select name="category" size=1&gt;</text:p>
      <text:p text:style-name="P6"><text:s text:c="6"/>&lt;option&gt;course 1&lt;/option&gt;</text:p>
      <text:p text:style-name="P6"><text:s text:c="6"/>&lt;option&gt;course 2&lt;/option&gt;</text:p>
      <text:p text:style-name="P6"><text:s text:c="4"/>&lt;/select&gt;</text:p>
      <text:p text:style-name="P6"/>
      <text:p text:style-name="P6"><text:s text:c="2"/>if (POST[‘Add_New_Course’])</text:p>
      <text:p text:style-name="P6"> <text:s text:c="2"/>// HTML form for course information including title, department, section, term, year, and grade cutoff entry </text:p>
      <text:p text:style-name="P6"><text:s text:c="4"/>course_create(title, dept., section, term, year);</text:p>
      <text:p text:style-name="P6"/>
      <text:p text:style-name="P6"><text:s text:c="2"/>if (POST[‘StudentManagement’])</text:p>
      <text:p text:style-name="P6"><text:s text:c="4"/>HTML form for student management options, this also includes a list of students in the edit column</text:p>
      <text:p text:style-name="P6"><text:s text:c="4"/>// Drop down menu of student table</text:p>
      <text:p text:style-name="P6"><text:s text:c="4"/>&lt;select name="student" size=1&gt;</text:p>
      <text:p text:style-name="P6"><text:s text:c="6"/>&lt;option&gt;student 1&lt;/option&gt;</text:p>
      <text:p text:style-name="P6"><text:s text:c="6"/>&lt;option&gt;student 2&lt;/option&gt;</text:p>
      <text:p text:style-name="P6"><text:s text:c="4"/>&lt;/select&gt;</text:p>
      <text:p text:style-name="P6"/>
      <text:p text:style-name="P6"><text:s text:c="2"/>if (POST[‘student’])</text:p>
      <text:p text:style-name="P6"><text:s text:c="4"/>html_student_edit(empl_id);</text:p>
      <text:p text:style-name="P6"/>
      <text:p text:style-name="P6"><text:s text:c="2"/>if (POST[‘addStudent’])</text:p>
      <text:p text:style-name="P6"><text:s text:c="4"/>HTML form for student fields including empl_id, first_name, last_name, email, phone, comments</text:p>
      <text:p text:style-name="P6"><text:s text:c="4"/>html_student_create();</text:p>
      <text:p text:style-name="P6"/>
      <text:p text:style-name="P6"><text:s text:c="2"/>if(POST[‘import’] OR POST[‘export’])</text:p>
      <text:p text:style-name="P6"><text:s text:c="4"/>CSV();</text:p>
      <text:p text:style-name="P6"/>
      <text:p text:style-name="P6"><text:s text:c="2"/>if(POST[‘Undelete’])</text:p>
      <text:p text:style-name="P6"><text:s text:c="4"/>Undelete();</text:p>
      <text:p text:style-name="P6"/>
      <text:p text:style-name="P6"><text:s text:c="2"/>if (POST[‘course’])</text:p>
      <text:p text:style-name="P6"><text:s text:c="4"/>HTML gradebook display </text:p>
      <text:p text:style-name="P6"><text:s text:c="4"/>while ( ! end of student table)</text:p>
      <text:p text:style-name="P6"><text:s text:c="6"/>print student table row n</text:p>
      <text:p text:style-name="P6"><text:s text:c="6"/>while (! end of assignment category table)</text:p>
      <text:p text:style-name="P6"><text:s text:c="8"/>print assignment grades for student n</text:p>
      <text:p text:style-name="P6"><text:s text:c="8"/>n++</text:p>
      <text:p text:style-name="P6"><text:tab/>calculate and print category and student averages </text:p>
      <text:p text:style-name="P6"><text:s text:c="2"/>if (POST[‘submitGrades’])</text:p>
      <text:p text:style-name="P6"><text:s text:c="4"/>place grades in gradebook grid into SQL database by corresponding student and assignment.</text:p>
      <text:p text:style-name="P6"/>
      <text:p text:style-name="P6"><text:s text:c="2"/>if (POST[‘CourseEdit’])</text:p>
      <text:p text:style-name="P6"><text:s text:c="4"/>// HTML course edit manager with fields including create new category, weight and rank. Also are fields that allow for re-arranging of category order (rank)</text:p>
      <text:p text:style-name="P6"><text:s text:c="4"/>course_edit((class_id, title, dept, course, section, term, year, cutoffs[]));</text:p>
      <text:p text:style-name="P6"><text:s text:c="4"/>update changed weights and rank arrays.</text:p>
      <text:p text:style-name="P6">}</text:p>
      <text:h text:style-name="P5" text:outline-level="2">General MySQL considerations</text:h>
      <text:p text:style-name="Standard">MySQL supports a number of different storage engines, sometimes also called <text:span text:style-name="T1">table types</text:span>. Each table in your database can use different storage engine. <text:s/>During our research about the different types of tables we found out that InnoDB tables are more suitable for our purpose. <text:s/>These tables are transaction safe and are faster than other types. <text:s/>They are mostly used in web applications. They provide COMMIT and ROLLBACK capabilities. <text:s/>They also support foreign keys. <text:s/>They prevent the loss of data in case of a crash.</text:p>
      <text:h text:style-name="Heading_20_2" text:outline-level="2">Global MySQL functions</text:h>
      <text:p text:style-name="P6">array mysql(query)</text:p>
      <text:p text:style-name="P6">{</text:p>
      <text:p text:style-name="P6"><text:s text:c="2"/>connect_database()</text:p>
      <text:p text:style-name="P6"><text:s text:c="2"/>results := perform_sql_query(query)</text:p>
      <text:p text:style-name="P6"><text:s text:c="2"/>disconnect_database()</text:p>
      <text:p text:style-name="P6"><text:s text:c="2"/>return results</text:p>
      <text:p text:style-name="P6">}</text:p>
      <text:h text:style-name="P5" text:outline-level="2">Student SQL Table Layout</text:h>
      <text:h text:style-name="Heading_20_3" text:outline-level="3">Table Key</text:h>
      <text:p text:style-name="P7">* Indicates a Primary Key</text:p>
      <text:p text:style-name="Standard">^ Indicates a Foreign Key</text:p>
      <text:p text:style-name="P8"/>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header-rows>
          <table:table-row>
            <table:table-cell table:style-name="Table5.A1" office:value-type="string">
              <text:p text:style-name="P9">student_key*</text:p>
            </table:table-cell>
            <table:table-cell table:style-name="Table5.A1" office:value-type="string">
              <text:p text:style-name="P9">empl_id</text:p>
            </table:table-cell>
            <table:table-cell table:style-name="Table5.A1" office:value-type="string">
              <text:p text:style-name="P9">first_name</text:p>
            </table:table-cell>
            <table:table-cell table:style-name="Table5.A1" office:value-type="string">
              <text:p text:style-name="P9">last_name</text:p>
            </table:table-cell>
            <table:table-cell table:style-name="Table5.A1" office:value-type="string">
              <text:p text:style-name="P9">email</text:p>
            </table:table-cell>
            <table:table-cell table:style-name="Table5.A1" office:value-type="string">
              <text:p text:style-name="P9">phone</text:p>
            </table:table-cell>
            <table:table-cell table:style-name="Table5.A1" office:value-type="string">
              <text:p text:style-name="P9">euid</text:p>
            </table:table-cell>
            <table:table-cell table:style-name="Table5.A1" office:value-type="string">
              <text:p text:style-name="P9">photo</text:p>
            </table:table-cell>
            <table:table-cell table:style-name="Table5.A1" office:value-type="string">
              <text:p text:style-name="P9">comments</text:p>
            </table:table-cell>
            <table:table-cell table:style-name="Table5.J1" office:value-type="string">
              <text:p text:style-name="P9">is_active</text:p>
            </table:table-cell>
          </table:table-row>
        </table:table-header-rows>
        <table:table-row>
          <table:table-cell table:style-name="Table5.A2" office:value-type="string">
            <text:p text:style-name="P10">int()</text:p>
          </table:table-cell>
          <table:table-cell table:style-name="Table5.A2" office:value-type="string">
            <text:p text:style-name="P10">int()</text:p>
          </table:table-cell>
          <table:table-cell table:style-name="Table5.A2" office:value-type="string">
            <text:p text:style-name="P10">varchar()</text:p>
          </table:table-cell>
          <table:table-cell table:style-name="Table5.A2" office:value-type="string">
            <text:p text:style-name="P10">varchar()</text:p>
          </table:table-cell>
          <table:table-cell table:style-name="Table5.A2" office:value-type="string">
            <text:p text:style-name="P10">varchar()</text:p>
          </table:table-cell>
          <table:table-cell table:style-name="Table5.A2" office:value-type="string">
            <text:p text:style-name="P10">varchar()</text:p>
          </table:table-cell>
          <table:table-cell table:style-name="Table5.A2" office:value-type="string">
            <text:p text:style-name="P10">varchar()</text:p>
          </table:table-cell>
          <table:table-cell table:style-name="Table5.A2" office:value-type="string">
            <text:p text:style-name="P10">mediumblob</text:p>
          </table:table-cell>
          <table:table-cell table:style-name="Table5.A2" office:value-type="string">
            <text:p text:style-name="P10">text</text:p>
          </table:table-cell>
          <table:table-cell table:style-name="Table5.J2" office:value-type="string">
            <text:p text:style-name="P10">tinyint()</text:p>
          </table:table-cell>
        </table:table-row>
        <table:table-row>
          <table:table-cell table:style-name="Table5.A2" office:value-type="string">
            <text:p text:style-name="P10">AUTO</text:p>
          </table:table-cell>
          <table:table-cell table:style-name="Table5.A2" office:value-type="string">
            <text:p text:style-name="P10">10436511</text:p>
          </table:table-cell>
          <table:table-cell table:style-name="Table5.A2" office:value-type="string">
            <text:p text:style-name="P10">Cameron</text:p>
          </table:table-cell>
          <table:table-cell table:style-name="Table5.A2" office:value-type="string">
            <text:p text:style-name="P10">Palmer</text:p>
          </table:table-cell>
          <table:table-cell table:style-name="Table5.A2" office:value-type="string">
            <text:p text:style-name="P11"><text:a xlink:type="simple" xlink:href="mailto:cameron.palmer@gmail.com"><text:span text:style-name="T2">cameron.palmer@gmail.com</text:span></text:a></text:p>
          </table:table-cell>
          <table:table-cell table:style-name="Table5.A2" office:value-type="string">
            <text:p text:style-name="P10">9723751441</text:p>
          </table:table-cell>
          <table:table-cell table:style-name="Table5.A2" office:value-type="string">
            <text:p text:style-name="P10">clp0147</text:p>
          </table:table-cell>
          <table:table-cell table:style-name="Table5.A2" office:value-type="string">
            <text:p text:style-name="P10"/>
          </table:table-cell>
          <table:table-cell table:style-name="Table5.A2" office:value-type="string">
            <text:p text:style-name="P10"/>
          </table:table-cell>
          <table:table-cell table:style-name="Table5.J2" office:value-type="string">
            <text:p text:style-name="P10">1</text:p>
          </table:table-cell>
        </table:table-row>
      </table:table>
      <text:p text:style-name="Plain_20_Text"/>
      <text:p text:style-name="P12"/>
      <text:h text:style-name="P5" text:outline-level="2">Student low-level functions</text:h>
      <text:p text:style-name="P12">bool student_input_valid(empl_id, first_name, last_name, email, phone, comments, courses)</text:p>
      <text:p text:style-name="P6">{</text:p>
      <text:p text:style-name="P6"><text:s text:c="2"/>if(empl_id NOT NULL)</text:p>
      <text:p text:style-name="P6"><text:s text:c="4"/>GET empl_id</text:p>
      <text:p text:style-name="P6"><text:s text:c="2"/>else</text:p>
      <text:p text:style-name="P6"><text:s text:c="4"/>print_error “Enter student identifier”</text:p>
      <text:p text:style-name="P6"><text:s text:c="4"/>return false</text:p>
      <text:p text:style-name="P6"/>
      <text:p text:style-name="P6"><text:s text:c="2"/>if(first_name NOT NULL)</text:p>
      <text:p text:style-name="P6"><text:s text:c="4"/>GET first_name</text:p>
      <text:p text:style-name="P6"><text:s text:c="2"/>else</text:p>
      <text:p text:style-name="P6"><text:s text:c="4"/>print_error “Enter first name of student”</text:p>
      <text:p text:style-name="P6"><text:s text:c="4"/>return false</text:p>
      <text:p text:style-name="P6"/>
      <text:p text:style-name="P6"><text:s text:c="2"/>if(last_name NOT NULL)</text:p>
      <text:p text:style-name="P6"><text:s text:c="4"/>GET last_name</text:p>
      <text:p text:style-name="P6"><text:s text:c="2"/>else</text:p>
      <text:p text:style-name="P6"><text:s text:c="4"/>print_error “Enter last name of student”</text:p>
      <text:p text:style-name="P6"><text:s text:c="4"/>return false</text:p>
      <text:p text:style-name="P6"/>
      <text:p text:style-name="P6"><text:s text:c="2"/>if(email NOT NULL)</text:p>
      <text:p text:style-name="P6"><text:s text:c="4"/>GET email</text:p>
      <text:p text:style-name="P6"><text:s text:c="2"/>else</text:p>
      <text:p text:style-name="P6"><text:s text:c="4"/>print_error “Enter email address of student”</text:p>
      <text:p text:style-name="P6"><text:s text:c="4"/>return false</text:p>
      <text:p text:style-name="P6"/>
      <text:p text:style-name="P6"><text:s text:c="2"/>if(phone NOT NULL)</text:p>
      <text:p text:style-name="P6"><text:s text:c="4"/>GET phone</text:p>
      <text:p text:style-name="P6"><text:s text:c="2"/>else</text:p>
      <text:p text:style-name="P6"><text:s text:c="4"/>print_error “Enter phone number of student”</text:p>
      <text:p text:style-name="P6"><text:s text:c="4"/>return false</text:p>
      <text:p text:style-name="P6"/>
      <text:p text:style-name="P6"><text:s text:c="2"/>if(comments IS SET)</text:p>
      <text:p text:style-name="P6"><text:s text:c="4"/>GET comments</text:p>
      <text:p text:style-name="P6"><text:s text:c="2"/>else</text:p>
      <text:p text:style-name="P6"><text:s text:c="4"/>comments=null</text:p>
      <text:p text:style-name="P6"/>
      <text:p text:style-name="P6"><text:s text:c="2"/>if(courses IS SET)</text:p>
      <text:p text:style-name="P6"><text:s text:c="4"/>GET courses</text:p>
      <text:p text:style-name="P6"><text:s text:c="2"/>else</text:p>
      <text:p text:style-name="P6"><text:s text:c="4"/>print_error “Select course(s) to enroll student in”</text:p>
      <text:p text:style-name="P6"><text:s text:c="4"/>return false</text:p>
      <text:p text:style-name="P6"><text:s text:c="2"/>return true</text:p>
      <text:p text:style-name="P6">}</text:p>
      <text:p text:style-name="P6">int student_create(empl_id, first_name, last_name, email, phone, comments)</text:p>
      <text:p text:style-name="P6">{</text:p>
      <text:p text:style-name="P6"><text:s text:c="2"/>if (!student_exists(empl_id))</text:p>
      <text:p text:style-name="P6"><text:s text:c="4"/>// Query string should contain properly formatted SQL</text:p>
      <text:p text:style-name="P6"><text:s text:c="4"/>query := 'INSERT empl_id, first_name, last_name, email, phone, comments, null INTO student'</text:p>
      <text:p text:style-name="P6"><text:s text:c="4"/>result := mysql(query)</text:p>
      <text:p text:style-name="P6"><text:s text:c="4"/>if (result != success)</text:p>
      <text:p text:style-name="P6"><text:s text:c="6"/>return failure</text:p>
      <text:p text:style-name="P6"><text:s text:c="4"/>return empl_id</text:p>
      <text:p text:style-name="P6"><text:s text:c="2"/>else</text:p>
      <text:p text:style-name="P6"><text:s text:c="4"/>return failure</text:p>
      <text:p text:style-name="P6">}</text:p>
      <text:p text:style-name="P6">bool student_edit(empl_id, first_name, last_name, email, phone, comments)</text:p>
      <text:p text:style-name="P6">{</text:p>
      <text:p text:style-name="P6"><text:s text:c="2"/>if (student_exists(empl_id))</text:p>
      <text:p text:style-name="P6"><text:s text:c="4"/>// Query string should contain properly formatted SQL, will want to update <text:s text:c="4"/></text:p>
      <text:p text:style-name="P6"><text:s text:c="4"/>// only changed information</text:p>
      <text:p text:style-name="P6"><text:s text:c="4"/>query := 'UPDATE student SET first_name={first_name}, last_name={last_name}, email={email}, phone={phone}, comments={comments}, null WHERE empl_id={empl_id}'</text:p>
      <text:p text:style-name="P6"><text:s text:c="4"/>result := mysql(query)</text:p>
      <text:p text:style-name="P6"><text:s text:c="4"/>if (result != success)</text:p>
      <text:p text:style-name="P6"><text:s text:c="6"/>return failure</text:p>
      <text:p text:style-name="P6"><text:s text:c="4"/>return success</text:p>
      <text:p text:style-name="P6"><text:s text:c="2"/>else</text:p>
      <text:p text:style-name="P6"><text:s text:c="4"/>return failure</text:p>
      <text:p text:style-name="P6">}</text:p>
      <text:p text:style-name="P6">bool student_delete(empl_id)</text:p>
      <text:p text:style-name="P6">// We never want to delete a student.</text:p>
      <text:p text:style-name="P6">{</text:p>
      <text:p text:style-name="P6"><text:s text:c="2"/>if (student_exists(empl_id))</text:p>
      <text:p text:style-name="P6"><text:s text:c="4"/>// Query string should contain properly formatted SQL</text:p>
      <text:p text:style-name="P6"><text:s text:c="4"/>query := 'UPDATE student SET hide=1 WHERE student_id={student_id}'</text:p>
      <text:p text:style-name="P6"><text:s text:c="4"/>result := mysql(query)</text:p>
      <text:p text:style-name="P6"><text:s text:c="4"/>if (result != success)</text:p>
      <text:p text:style-name="P6"><text:s text:c="6"/>return failure</text:p>
      <text:p text:style-name="P6"><text:s text:c="4"/>return success</text:p>
      <text:p text:style-name="P6"><text:s text:c="2"/>else</text:p>
      <text:p text:style-name="P6"><text:s text:c="4"/>return failure</text:p>
      <text:p text:style-name="P6">}</text:p>
      <text:p text:style-name="P6">array student_get(empl_id)</text:p>
      <text:p text:style-name="P6">{</text:p>
      <text:p text:style-name="P6"><text:s text:c="2"/>if (student_exists(empl_id))</text:p>
      <text:p text:style-name="P6"><text:s text:c="4"/>// Query string should contain properly formatted SQL</text:p>
      <text:p text:style-name="P6"><text:s text:c="4"/>query := 'SELECT * FROM student WHERE student_id={student_id}'</text:p>
      <text:p text:style-name="P6"><text:s text:c="4"/>result := mysql(query)</text:p>
      <text:p text:style-name="P6"><text:s text:c="4"/>if (result != success)</text:p>
      <text:p text:style-name="P6"><text:s text:c="6"/>return failure</text:p>
      <text:p text:style-name="P6"><text:s text:c="4"/>return result</text:p>
      <text:p text:style-name="P6"><text:s text:c="2"/>else</text:p>
      <text:p text:style-name="P6"><text:s text:c="4"/>return failure</text:p>
      <text:p text:style-name="P6">}</text:p>
      <text:p text:style-name="P6">array student_get_all()</text:p>
      <text:p text:style-name="P6">{</text:p>
      <text:p text:style-name="P6"><text:s text:c="2"/>// Query string should contain properly formatted SQL</text:p>
      <text:p text:style-name="P6"><text:s text:c="2"/>query := 'SELECT * FROM student'</text:p>
      <text:p text:style-name="P6"><text:s text:c="2"/>results := mysql(query)</text:p>
      <text:p text:style-name="P6"><text:s text:c="2"/>if (results != success)</text:p>
      <text:p text:style-name="P6"><text:s text:c="4"/>return failure</text:p>
      <text:p text:style-name="P6"><text:s text:c="2"/>else</text:p>
      <text:p text:style-name="P6"><text:s text:c="4"/>return results</text:p>
      <text:p text:style-name="P6">}</text:p>
      <text:p text:style-name="P6">bool student_exists(empl_id)</text:p>
      <text:p text:style-name="P6">{</text:p>
      <text:p text:style-name="P6"><text:s text:c="2"/>result := student_get(empl_id)</text:p>
      <text:p text:style-name="P6"><text:s text:c="2"/>if (result != 0)</text:p>
      <text:p text:style-name="P6"><text:s text:c="4"/>return success</text:p>
      <text:p text:style-name="P6"><text:s text:c="2"/>else</text:p>
      <text:p text:style-name="P6"><text:s text:c="4"/>return failure</text:p>
      <text:p text:style-name="P6">}</text:p>
      <text:p text:style-name="P6">function student_upload_image()</text:p>
      <text:p text:style-name="P6">{</text:p>
      <text:p text:style-name="P6"><text:s text:c="2"/>if(Upload is SET)</text:p>
      <text:p text:style-name="P6"><text:s text:c="4"/>DirectoryName = 'uploads/'</text:p>
      <text:p text:style-name="P6"><text:s text:c="4"/>PhotoName = `fileName`</text:p>
      <text:p text:style-name="P6"><text:s text:c="4"/>inString = open file for READ and WRITE</text:p>
      <text:p text:style-name="P6"><text:s text:c="4"/>if (inString <text:s/>&lt; 149000) //if the file size is less then 149 K process</text:p>
      <text:p text:style-name="P6"><text:s text:c="6"/>Update student</text:p>
      <text:p text:style-name="P6"><text:s text:c="6"/>Save Photo into `uploads` directory with the specified PhotoName</text:p>
      <text:p text:style-name="P6"><text:s text:c="6"/>if(query OK)</text:p>
      <text:p text:style-name="P6"><text:tab/> <text:s/>print “Successfully Inserted Picture”</text:p>
      <text:p text:style-name="P6"><text:s text:c="6"/>else</text:p>
      <text:p text:style-name="P6"><text:s text:c="8"/>print “Could not insert image into Db”</text:p>
      <text:p text:style-name="P6"><text:s text:c="8"/>print “error”</text:p>
      <text:p text:style-name="P6"><text:s text:c="4"/>else</text:p>
      <text:p text:style-name="P6"><text:s text:c="6"/>print “Image Too large, specify another one or resize image!!!”</text:p>
      <text:p text:style-name="P6"><text:s text:c="2"/>else if (DELETE is SET)</text:p>
      <text:p text:style-name="P6"><text:s text:c="4"/>DELETE PhotoName from specified directory</text:p>
      <text:p text:style-name="P6"><text:s text:c="4"/>if(query OK)</text:p>
      <text:p text:style-name="P6"><text:s text:c="6"/>print “Successfully Deleted Picture”</text:p>
      <text:p text:style-name="P6"><text:s text:c="4"/>else</text:p>
      <text:p text:style-name="P6"><text:s text:c="6"/>print “Could not delete image from Db”</text:p>
      <text:p text:style-name="P6"><text:s text:c="6"/>print “error”</text:p>
      <text:p text:style-name="P6">}</text:p>
      <text:p text:style-name="P6">photo student_display_image(empl_id)</text:p>
      <text:p text:style-name="P6">{</text:p>
      <text:p text:style-name="P6"><text:s text:c="2"/>Select Photo from `student` where `empl_id` = [`empl_id`]</text:p>
      <text:p text:style-name="P6"><text:s text:c="2"/>if(Photo exists)</text:p>
      <text:p text:style-name="P6"><text:s text:c="4"/>open Photo file with write permssion</text:p>
      <text:p text:style-name="P6"><text:s text:c="4"/>if (open with write permission == FALSE)</text:p>
      <text:p text:style-name="P6"><text:s text:c="6"/>print “Cannot write to file `Photo`”</text:p>
      <text:p text:style-name="P6"><text:tab/>exit</text:p>
      <text:p text:style-name="P6"><text:s text:c="4"/>else</text:p>
      <text:p text:style-name="P6"><text:s text:c="6"/>return Photo </text:p>
      <text:p text:style-name="P6"><text:s text:c="2"/>else</text:p>
      <text:p text:style-name="P6"><text:s text:c="4"/>print “Could not retrieve image from Db”</text:p>
      <text:p text:style-name="P6"><text:s text:c="4"/>print “Error”</text:p>
      <text:p text:style-name="P6">}</text:p>
      <text:p text:style-name="P6">function csv()</text:p>
      <text:p text:style-name="P6">{</text:p>
      <text:p text:style-name="P6"><text:s text:c="2"/>// importCSV() and exportCSV() are predifined classes in PHP</text:p>
      <text:p text:style-name="P6"><text:s text:c="2"/>if(CSVfileName is SET &amp;&amp; Import is SET)</text:p>
      <text:p text:style-name="P6"><text:s text:c="4"/>if(CSVfileName == “ ”)</text:p>
      <text:p text:style-name="P6"><text:s text:c="6"/>print “Error:Please select filename to import from”</text:p>
      <text:p text:style-name="P6"><text:s text:c="4"/>else</text:p>
      <text:p text:style-name="P6"><text:s text:c="6"/>countStudent = importCSV()</text:p>
      <text:p text:style-name="P6"><text:s text:c="6"/>if ( countStudent of importCSV is TRUE)</text:p>
      <text:p text:style-name="P6"><text:s text:c="8"/>print “Inserted `countStudent` Students into database”</text:p>
      <text:p text:style-name="P6"><text:s text:c="6"/>else</text:p>
      <text:p text:style-name="P6"><text:s text:c="8"/>print “Import from CSV failed”</text:p>
      <text:p text:style-name="P6"><text:s text:c="2"/>else if(CSVfileName is SET &amp;&amp; Export is SET)</text:p>
      <text:p text:style-name="P6"><text:s text:c="4"/>if(CSVfileName == “”)</text:p>
      <text:p text:style-name="P6"><text:s text:c="6"/>print “Error:Please enter a filename to export to”</text:p>
      <text:p text:style-name="P6"><text:s text:c="4"/>else</text:p>
      <text:p text:style-name="P6"><text:s text:c="6"/>countStudent = exportCSV()</text:p>
      <text:p text:style-name="P6"><text:s text:c="4"/>if (countStudent of exportCSV is TRUE)</text:p>
      <text:p text:style-name="P6"><text:s text:c="6"/>print “Exported `countStudent` <text:s/>Students from database”</text:p>
      <text:p text:style-name="P6"><text:s text:c="6"/>print “Link to downloaded file”</text:p>
      <text:p text:style-name="P6"><text:s text:c="4"/>else</text:p>
      <text:p text:style-name="P6"><text:s text:c="6"/>print “Export to CSV failed”</text:p>
      <text:p text:style-name="P6">}</text:p>
      <text:p text:style-name="P6"/>
      <text:h text:style-name="P5" text:outline-level="2">Student HTML functions</text:h>
      <text:p text:style-name="P6">html_student_create() // SRD Page 7 Figure 4</text:p>
      <text:p text:style-name="P6"><text:s text:c="2"/>// Renders HTML</text:p>
      <text:p text:style-name="P6"><text:s text:c="2"/>// Calls student_create() on submit</text:p>
      <text:p text:style-name="P6">html_student_edit() // SRD Page 7 Figure 4</text:p>
      <text:p text:style-name="P6"><text:s text:c="2"/>// Renders HTML</text:p>
      <text:p text:style-name="P6"><text:s text:c="2"/>// Calls student_edit() on submit</text:p>
      <text:p text:style-name="P6">html_student_mgmt() // SRD Page 8 Figure 5</text:p>
      <text:p text:style-name="P6"><text:s text:c="2"/>// Renders HTML</text:p>
      <text:p text:style-name="P6"><text:s text:c="2"/>// Add a student calls html_student_create()</text:p>
      <text:p text:style-name="P6"><text:s text:c="2"/>// Import/Export calls the csv function.</text:p>
      <text:p text:style-name="P6"><text:s text:c="2"/>// Edit students is rendered using a call to students_get_all()</text:p>
      <text:p text:style-name="P6"><text:s text:c="2"/>// Clicking on a name calls html_student_edit()</text:p>
      <text:p text:style-name="P6"><text:s text:c="2"/>// Delete and submit calls student_delete()</text:p>
      <text:p text:style-name="P6"/>
      <text:h text:style-name="P5" text:outline-level="2">Class SQL Table Layout</text:h>
      <text:h text:style-name="Heading_20_3" text:outline-level="3">Table Key</text:h>
      <text:p text:style-name="P7">* Indicates a Primary Key</text:p>
      <text:p text:style-name="Standard">^ Indicates a Foreign Key</text:p>
      <text:h text:style-name="Heading_20_3" text:outline-level="3">Department Table</text:h>
      <text:p text:style-name="Standard">// For the time being the department table only contains the department codes and the titles of the departments. In the future it may be desirable to attach the college associated with each department.</text:p>
      <table:table table:name="Table1" table:style-name="Table1">
        <table:table-column table:style-name="Table1.A"/>
        <table:table-column table:style-name="Table1.B"/>
        <table:table-header-rows>
          <table:table-row>
            <table:table-cell table:style-name="Table1.A1" office:value-type="string">
              <text:p text:style-name="P13">dept_id*</text:p>
            </table:table-cell>
            <table:table-cell table:style-name="Table1.B1" office:value-type="string">
              <text:p text:style-name="P13">title</text:p>
            </table:table-cell>
          </table:table-row>
        </table:table-header-rows>
        <table:table-row>
          <table:table-cell table:style-name="Table1.A2" office:value-type="string">
            <text:p text:style-name="P11">VARCHAR()</text:p>
          </table:table-cell>
          <table:table-cell table:style-name="Table1.B2" office:value-type="string">
            <text:p text:style-name="P11">VARCHAR()</text:p>
          </table:table-cell>
        </table:table-row>
        <table:table-row>
          <table:table-cell table:style-name="Table1.A2" office:value-type="string">
            <text:p text:style-name="P14">CSCE</text:p>
          </table:table-cell>
          <table:table-cell table:style-name="Table1.B2" office:value-type="string">
            <text:p text:style-name="P14">Computer Science and Computer Engineering</text:p>
          </table:table-cell>
        </table:table-row>
        <table:table-row>
          <table:table-cell table:style-name="Table1.A2" office:value-type="string">
            <text:p text:style-name="P11">MATH</text:p>
          </table:table-cell>
          <table:table-cell table:style-name="Table1.B2" office:value-type="string">
            <text:p text:style-name="P11">Mathematics</text:p>
          </table:table-cell>
        </table:table-row>
      </table:table>
      <text:p text:style-name="Standard"/>
      <text:h text:style-name="Heading_20_3" text:outline-level="3">Course Table</text:h>
      <text:p text:style-name="Standard">// The course_id is initially conceived as a combination of the department and course number field but that might be changed.</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3">course_id*</text:p>
            </table:table-cell>
            <table:table-cell table:style-name="Table2.A1" office:value-type="string">
              <text:p text:style-name="P13">dept_id^</text:p>
            </table:table-cell>
            <table:table-cell table:style-name="Table2.A1" office:value-type="string">
              <text:p text:style-name="P13">course_no</text:p>
            </table:table-cell>
            <table:table-cell table:style-name="Table2.D1" office:value-type="string">
              <text:p text:style-name="P13">title</text:p>
            </table:table-cell>
          </table:table-row>
        </table:table-header-rows>
        <table:table-row>
          <table:table-cell table:style-name="Table2.A2" office:value-type="string">
            <text:p text:style-name="P11">VARCHAR()</text:p>
          </table:table-cell>
          <table:table-cell table:style-name="Table2.A2" office:value-type="string">
            <text:p text:style-name="P11">VARCHAR()</text:p>
          </table:table-cell>
          <table:table-cell table:style-name="Table2.A2" office:value-type="string">
            <text:p text:style-name="P11">INT()</text:p>
          </table:table-cell>
          <table:table-cell table:style-name="Table2.D2" office:value-type="string">
            <text:p text:style-name="P11">VARCHAR()</text:p>
          </table:table-cell>
        </table:table-row>
        <table:table-row>
          <table:table-cell table:style-name="Table2.A2" office:value-type="string">
            <text:p text:style-name="P14">CSCE1010</text:p>
          </table:table-cell>
          <table:table-cell table:style-name="Table2.A2" office:value-type="string">
            <text:p text:style-name="P14">CSCE</text:p>
          </table:table-cell>
          <table:table-cell table:style-name="Table2.A2" office:value-type="string">
            <text:p text:style-name="P14">1010</text:p>
          </table:table-cell>
          <table:table-cell table:style-name="Table2.D2" office:value-type="string">
            <text:p text:style-name="P14">Introduction to Computer Science</text:p>
          </table:table-cell>
        </table:table-row>
      </table:table>
      <text:p text:style-name="Standard"/>
      <text:h text:style-name="Heading_20_3" text:outline-level="3">Term Table</text:h>
      <text:p text:style-name="Standard">// The term_id is based upon UNT's EIS numbering scheme. </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term_id*</text:p>
            </table:table-cell>
            <table:table-cell table:style-name="Table3.A1" office:value-type="string">
              <text:p text:style-name="P13">semester</text:p>
            </table:table-cell>
            <table:table-cell table:style-name="Table3.C1" office:value-type="string">
              <text:p text:style-name="P13">year</text:p>
            </table:table-cell>
          </table:table-row>
        </table:table-header-rows>
        <table:table-row>
          <table:table-cell table:style-name="Table3.A2" office:value-type="string">
            <text:p text:style-name="P11">INT()</text:p>
          </table:table-cell>
          <table:table-cell table:style-name="Table3.A2" office:value-type="string">
            <text:p text:style-name="P11">VARCHAR()</text:p>
          </table:table-cell>
          <table:table-cell table:style-name="Table3.C2" office:value-type="string">
            <text:p text:style-name="P11">INT()</text:p>
          </table:table-cell>
        </table:table-row>
        <table:table-row>
          <table:table-cell table:style-name="Table3.A2" office:value-type="string">
            <text:p text:style-name="P14">1071</text:p>
          </table:table-cell>
          <table:table-cell table:style-name="Table3.A2" office:value-type="string">
            <text:p text:style-name="P14">Spring</text:p>
          </table:table-cell>
          <table:table-cell table:style-name="Table3.C2" office:value-type="string">
            <text:p text:style-name="P14">2007</text:p>
          </table:table-cell>
        </table:table-row>
      </table:table>
      <text:p text:style-name="Standard"/>
      <text:h text:style-name="Heading_20_3" text:outline-level="3">Class Table</text:h>
      <text:p text:style-name="Standard">// class_id should be a unique autogenerated key. Although it seems retarded it may be possible that an instructor could want to have two or more gradebooks for a clas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table-cell table:style-name="Table4.A1" office:value-type="string">
              <text:p text:style-name="P13">class_id*</text:p>
            </table:table-cell>
            <table:table-cell table:style-name="Table4.A1" office:value-type="string">
              <text:p text:style-name="P13">course_id^</text:p>
            </table:table-cell>
            <table:table-cell table:style-name="Table4.A1" office:value-type="string">
              <text:p text:style-name="P13">section</text:p>
            </table:table-cell>
            <table:table-cell table:style-name="Table4.A1" office:value-type="string">
              <text:p text:style-name="P13">term_id^</text:p>
            </table:table-cell>
            <table:table-cell table:style-name="Table4.A1" office:value-type="string">
              <text:p text:style-name="P13">cutoffs</text:p>
            </table:table-cell>
            <table:table-cell table:style-name="Table4.A1" office:value-type="string">
              <text:p text:style-name="P13">categories</text:p>
            </table:table-cell>
            <table:table-cell table:style-name="Table4.G1" office:value-type="string">
              <text:p text:style-name="P13">hide</text:p>
            </table:table-cell>
          </table:table-row>
        </table:table-header-rows>
        <table:table-row>
          <table:table-cell table:style-name="Table4.A2" office:value-type="string">
            <text:p text:style-name="P11">INT()</text:p>
          </table:table-cell>
          <table:table-cell table:style-name="Table4.A2" office:value-type="string">
            <text:p text:style-name="P11">VARCHAR()</text:p>
          </table:table-cell>
          <table:table-cell table:style-name="Table4.A2" office:value-type="string">
            <text:p text:style-name="P11">INT()</text:p>
          </table:table-cell>
          <table:table-cell table:style-name="Table4.A2" office:value-type="string">
            <text:p text:style-name="P11">INT()</text:p>
          </table:table-cell>
          <table:table-cell table:style-name="Table4.A2" office:value-type="string">
            <text:p text:style-name="P11">VARCHAR()</text:p>
          </table:table-cell>
          <table:table-cell table:style-name="Table4.A2" office:value-type="string">
            <text:p text:style-name="P11">VARCHAR()</text:p>
          </table:table-cell>
          <table:table-cell table:style-name="Table4.G2" office:value-type="string">
            <text:p text:style-name="P11">TINYINT()</text:p>
          </table:table-cell>
        </table:table-row>
        <table:table-row>
          <table:table-cell table:style-name="Table4.A2" office:value-type="string">
            <text:p text:style-name="P14">AUTO</text:p>
          </table:table-cell>
          <table:table-cell table:style-name="Table4.A2" office:value-type="string">
            <text:p text:style-name="P14">CSCE1010</text:p>
          </table:table-cell>
          <table:table-cell table:style-name="Table4.A2" office:value-type="string">
            <text:p text:style-name="P14">002</text:p>
          </table:table-cell>
          <table:table-cell table:style-name="Table4.A2" office:value-type="string">
            <text:p text:style-name="P14">1071</text:p>
          </table:table-cell>
          <table:table-cell table:style-name="Table4.A2" office:value-type="string">
            <text:p text:style-name="P14">A=90,B=80,C=70,D=60,F=50</text:p>
          </table:table-cell>
          <table:table-cell table:style-name="Table4.A2" office:value-type="string">
            <text:p text:style-name="P14">Homework=10,Quizzes=10,Exam I=20,Exam II=20,Final Exam=20,Term Project=20</text:p>
          </table:table-cell>
          <table:table-cell table:style-name="Table4.G2" office:value-type="string">
            <text:p text:style-name="P14">0</text:p>
          </table:table-cell>
        </table:table-row>
      </table:table>
      <text:h text:style-name="Heading_20_2" text:outline-level="2">Department Low-level Functions</text:h>
      <text:p text:style-name="P6">bool dept_create(dept_id, title)</text:p>
      <text:p text:style-name="P6">{</text:p>
      <text:p text:style-name="P6"><text:s text:c="2"/>if (!dept_exists(dept_id))</text:p>
      <text:p text:style-name="P6"><text:s text:c="4"/>// Query string should contain properly formatted SQL</text:p>
      <text:p text:style-name="P6"><text:s text:c="4"/>query := 'INSERT dept_id={dept_id}, title={title} INTO dept'</text:p>
      <text:p text:style-name="P6"><text:s text:c="4"/>result := mysql(query)</text:p>
      <text:p text:style-name="P6"><text:s text:c="4"/>if (result != success)</text:p>
      <text:p text:style-name="P6"><text:s text:c="6"/>return failure</text:p>
      <text:p text:style-name="P6"><text:s text:c="4"/>return success</text:p>
      <text:p text:style-name="P6"><text:s text:c="2"/>else</text:p>
      <text:p text:style-name="P6"><text:s text:c="4"/>return failure</text:p>
      <text:p text:style-name="P6">}</text:p>
      <text:p text:style-name="P6">bool dept_edit(dept_id, title)</text:p>
      <text:p text:style-name="P6">{</text:p>
      <text:p text:style-name="P6"><text:s text:c="2"/>if (dept_exists(dept_id))</text:p>
      <text:p text:style-name="P6"><text:s text:c="4"/>// Query string should contain properly formatted SQL, will want to update <text:s text:c="4"/></text:p>
      <text:p text:style-name="P6"><text:s text:c="4"/>// only changed information</text:p>
      <text:p text:style-name="P6"><text:s text:c="4"/>query := 'UPDATE dept SET title={title} WHERE dept_id={dept_id}'</text:p>
      <text:p text:style-name="P6"><text:s text:c="4"/>result := mysql(query)</text:p>
      <text:p text:style-name="P6"><text:s text:c="4"/>if (result != success)</text:p>
      <text:p text:style-name="P6"><text:s text:c="6"/>return failure</text:p>
      <text:p text:style-name="P6"><text:s text:c="4"/>return success</text:p>
      <text:p text:style-name="P6"><text:s text:c="2"/>else</text:p>
      <text:p text:style-name="P6"><text:s text:c="4"/>return failure <text:s/></text:p>
      <text:p text:style-name="P6">}</text:p>
      <text:p text:style-name="P6">bool dept_delete(dept_id)</text:p>
      <text:p text:style-name="P6">{</text:p>
      <text:p text:style-name="P6"><text:s text:c="2"/>if (dept_exists(dept_id))</text:p>
      <text:p text:style-name="P6"><text:s text:c="4"/>// Query string should contain properly formatted SQL</text:p>
      <text:p text:style-name="P6"><text:s text:c="4"/>query := 'DELETE FROM dept WHERE dept_id={dept_id}'</text:p>
      <text:p text:style-name="P6"><text:s text:c="4"/>result := mysql(query)</text:p>
      <text:p text:style-name="P6"><text:s text:c="4"/>if (result != success)</text:p>
      <text:p text:style-name="P6"><text:s text:c="6"/>return failure</text:p>
      <text:p text:style-name="P6"><text:s text:c="4"/>return success</text:p>
      <text:p text:style-name="P6"><text:s text:c="2"/>else</text:p>
      <text:p text:style-name="P6"><text:s text:c="4"/>return failure</text:p>
      <text:p text:style-name="P6">}</text:p>
      <text:p text:style-name="P6">array dept_get(dept_id)</text:p>
      <text:p text:style-name="P6">{</text:p>
      <text:p text:style-name="P6"><text:s text:c="2"/>if (dept_exists(dept_id))</text:p>
      <text:p text:style-name="P6"><text:s text:c="4"/>// Query string should contain properly formatted SQL</text:p>
      <text:p text:style-name="P6"><text:s text:c="4"/>query := 'SELECT * FROM dept WHERE dept_id={dept_id}'</text:p>
      <text:p text:style-name="P6"><text:s text:c="4"/>result := mysql(query)</text:p>
      <text:p text:style-name="P6"><text:s text:c="4"/>if (result != success)</text:p>
      <text:p text:style-name="P6"><text:s text:c="6"/>return failure</text:p>
      <text:p text:style-name="P6"><text:s text:c="4"/>return result</text:p>
      <text:p text:style-name="P6"><text:s text:c="2"/>else</text:p>
      <text:p text:style-name="P6"><text:s text:c="4"/>return failure</text:p>
      <text:p text:style-name="P6">}</text:p>
      <text:p text:style-name="P6">bool dept_get_all()</text:p>
      <text:p text:style-name="P6">{</text:p>
      <text:p text:style-name="P6"><text:s text:c="2"/>query := 'SELECT * FROM dept'</text:p>
      <text:p text:style-name="P6"><text:s text:c="2"/>results := mysql(query)</text:p>
      <text:p text:style-name="P6"><text:s text:c="2"/>return results</text:p>
      <text:p text:style-name="P6">}</text:p>
      <text:p text:style-name="P6">bool dept_exists(dept_id)</text:p>
      <text:p text:style-name="P6">{</text:p>
      <text:p text:style-name="P6"><text:s text:c="2"/>result := dept_get(dept_id)</text:p>
      <text:p text:style-name="P6"><text:s text:c="2"/>if (result != 0)</text:p>
      <text:p text:style-name="P6"><text:s text:c="4"/>return success</text:p>
      <text:p text:style-name="P6"><text:s text:c="2"/>else</text:p>
      <text:p text:style-name="P6"><text:s text:c="4"/>return failure</text:p>
      <text:p text:style-name="P6">}</text:p>
      <text:p text:style-name="P6"/>
      <text:p text:style-name="P6"/>
      <text:h text:style-name="P5" text:outline-level="2">Course low-level functions</text:h>
      <text:p text:style-name="P6">bool course_create(course_id, dept_id, course_no, title)</text:p>
      <text:p text:style-name="P6">{</text:p>
      <text:p text:style-name="P6"><text:s text:c="2"/>if (!course_exists(course_id))</text:p>
      <text:p text:style-name="P6"><text:s text:c="4"/>// Query string should contain properly formatted SQL</text:p>
      <text:p text:style-name="P6"><text:s text:c="4"/>query := 'INSERT course_id={course_id}, dept_id={dept_id}, course_no={course_no}, title={title} INTO course'</text:p>
      <text:p text:style-name="P6"><text:s text:c="4"/>result := mysql(query)</text:p>
      <text:p text:style-name="P6"><text:s text:c="4"/>if (result != success)</text:p>
      <text:p text:style-name="P6"><text:s text:c="6"/>return failure</text:p>
      <text:p text:style-name="P6"><text:s text:c="4"/>return success</text:p>
      <text:p text:style-name="P6"><text:s text:c="2"/>else</text:p>
      <text:p text:style-name="P6"><text:s text:c="4"/>return failure</text:p>
      <text:p text:style-name="P6">}</text:p>
      <text:p text:style-name="P6">bool course_edit(course_id, dept_id, course_no, title)</text:p>
      <text:p text:style-name="P6">{</text:p>
      <text:p text:style-name="P6"><text:s text:c="2"/>if (course_exists(course_id))</text:p>
      <text:p text:style-name="P6"><text:s text:c="4"/>// Query string should contain properly formatted SQL, will want to update <text:s text:c="4"/></text:p>
      <text:p text:style-name="P6"><text:s text:c="4"/>// only changed information</text:p>
      <text:p text:style-name="P6"><text:s text:c="4"/>query := 'UPDATE course SET dept_id={dept_id}, course_no={course_no}, title={title} WHERE course_id={course_id}'</text:p>
      <text:p text:style-name="P6"><text:s text:c="4"/>result := mysql(query)</text:p>
      <text:p text:style-name="P6"><text:s text:c="4"/>if (result != success)</text:p>
      <text:p text:style-name="P6"><text:s text:c="6"/>return failure</text:p>
      <text:p text:style-name="P6"><text:s text:c="4"/>return success</text:p>
      <text:p text:style-name="P6"><text:s text:c="2"/>else</text:p>
      <text:p text:style-name="P6"><text:s text:c="4"/>return failure <text:s/></text:p>
      <text:p text:style-name="P6">}</text:p>
      <text:p text:style-name="P6">bool course_delete(course_id)</text:p>
      <text:p text:style-name="P6">{</text:p>
      <text:p text:style-name="P6"><text:s text:c="2"/>if (course_exists(course_id))</text:p>
      <text:p text:style-name="P6"><text:s text:c="4"/>// Query string should contain properly formatted SQL</text:p>
      <text:p text:style-name="P6"><text:s text:c="4"/>query := 'DELETE FROM course WHERE course_id={course_id}'</text:p>
      <text:p text:style-name="P6"><text:s text:c="4"/>result := mysql(query)</text:p>
      <text:p text:style-name="P6"><text:s text:c="4"/>if (result != success)</text:p>
      <text:p text:style-name="P6"><text:s text:c="6"/>return failure</text:p>
      <text:p text:style-name="P6"><text:s text:c="4"/>return success</text:p>
      <text:p text:style-name="P6"><text:s text:c="2"/>else</text:p>
      <text:p text:style-name="P6"><text:s text:c="4"/>return failure</text:p>
      <text:p text:style-name="P6">}</text:p>
      <text:p text:style-name="P6">array course_get(course_id)</text:p>
      <text:p text:style-name="P6">{</text:p>
      <text:p text:style-name="P6"><text:s text:c="2"/>if (course_exists(course_id))</text:p>
      <text:p text:style-name="P6"><text:s text:c="4"/>// Query string should contain properly formatted SQL</text:p>
      <text:p text:style-name="P6"><text:s text:c="4"/>query := 'SELECT * FROM course WHERE course_id={course_id}'</text:p>
      <text:p text:style-name="P6"><text:s text:c="4"/>result := mysql(query)</text:p>
      <text:p text:style-name="P6"><text:s text:c="4"/>if (result != success)</text:p>
      <text:p text:style-name="P6"><text:s text:c="6"/>return failure</text:p>
      <text:p text:style-name="P6"><text:s text:c="4"/>return result</text:p>
      <text:p text:style-name="P6"><text:s text:c="2"/>else</text:p>
      <text:p text:style-name="P6"><text:s text:c="4"/>return failure</text:p>
      <text:p text:style-name="P6">}</text:p>
      <text:p text:style-name="P6">array course_get_all()</text:p>
      <text:p text:style-name="P6">{</text:p>
      <text:p text:style-name="P6"><text:s text:c="2"/>query := 'SELECT * FROM course'</text:p>
      <text:p text:style-name="P6"><text:s text:c="2"/>results := mysql(query)</text:p>
      <text:p text:style-name="P6"><text:s text:c="2"/>return results</text:p>
      <text:p text:style-name="P6">}</text:p>
      <text:p text:style-name="P6">bool course_exists(course_id)</text:p>
      <text:p text:style-name="P6">{</text:p>
      <text:p text:style-name="P6"><text:s text:c="2"/>result := course_get(course_id)</text:p>
      <text:p text:style-name="P6"><text:s text:c="2"/>if (result != 0)</text:p>
      <text:p text:style-name="P6"><text:s text:c="4"/>return success</text:p>
      <text:p text:style-name="P6"><text:s text:c="2"/>else</text:p>
      <text:p text:style-name="P6"><text:s text:c="4"/>return failure</text:p>
      <text:p text:style-name="P6">}</text:p>
      <text:p text:style-name="P6"/>
      <text:p text:style-name="P6"/>
      <text:h text:style-name="P5" text:outline-level="2">Term low-level functions</text:h>
      <text:p text:style-name="P6">bool term_create(term_id, semester, year)</text:p>
      <text:p text:style-name="P6">{</text:p>
      <text:p text:style-name="P6"><text:s text:c="2"/>if (!term_exists(term_id))</text:p>
      <text:p text:style-name="P6"><text:s text:c="4"/>// Query string should contain properly formatted SQL</text:p>
      <text:p text:style-name="P6"><text:s text:c="4"/>query := 'INSERT term_id={term_id}, semester={semester}, year={year} INTO term'</text:p>
      <text:p text:style-name="P6"><text:s text:c="4"/>result := mysql(query)</text:p>
      <text:p text:style-name="P6"><text:s text:c="4"/>if (result != success)</text:p>
      <text:p text:style-name="P6"><text:s text:c="6"/>return failure</text:p>
      <text:p text:style-name="P6"><text:s text:c="4"/>return success</text:p>
      <text:p text:style-name="P6"><text:s text:c="2"/>else</text:p>
      <text:p text:style-name="P6"><text:s text:c="4"/>return failure</text:p>
      <text:p text:style-name="P6">}</text:p>
      <text:p text:style-name="P6">bool term_edit(term_id, semester, year)</text:p>
      <text:p text:style-name="P6">{</text:p>
      <text:p text:style-name="P6"><text:s text:c="2"/>if (term_exists(term_id))</text:p>
      <text:p text:style-name="P6"><text:s text:c="4"/>// Query string should contain properly formatted SQL, will want to update <text:s text:c="4"/></text:p>
      <text:p text:style-name="P6"><text:s text:c="4"/>// only changed information</text:p>
      <text:p text:style-name="P6"><text:s text:c="4"/>query := 'UPDATE term SET semester={semester}, year={year} WHERE term_id={term_id}'</text:p>
      <text:p text:style-name="P6"><text:s text:c="4"/>result := mysql(query)</text:p>
      <text:p text:style-name="P6"><text:s text:c="4"/>if (result != success)</text:p>
      <text:p text:style-name="P6"><text:s text:c="6"/>return failure</text:p>
      <text:p text:style-name="P6"><text:s text:c="4"/>return success</text:p>
      <text:p text:style-name="P6"><text:s text:c="2"/>else</text:p>
      <text:p text:style-name="P6"><text:s text:c="4"/>return failure</text:p>
      <text:p text:style-name="P6">}</text:p>
      <text:p text:style-name="P6">bool term_delete(term_id)</text:p>
      <text:p text:style-name="P6">{</text:p>
      <text:p text:style-name="P6"><text:s text:c="2"/>if (term_exists(term_id))</text:p>
      <text:p text:style-name="P6"><text:s text:c="4"/>// Query string should contain properly formatted SQL</text:p>
      <text:p text:style-name="P6"><text:s text:c="4"/>query := 'DELETE FROM term WHERE term_id={term_id}'</text:p>
      <text:p text:style-name="P6"><text:s text:c="4"/>result := mysql(query)</text:p>
      <text:p text:style-name="P6"><text:s text:c="4"/>if (result != success)</text:p>
      <text:p text:style-name="P6"><text:s text:c="6"/>return failure</text:p>
      <text:p text:style-name="P6"><text:s text:c="4"/>return success</text:p>
      <text:p text:style-name="P6"><text:s text:c="2"/>else</text:p>
      <text:p text:style-name="P6"><text:s text:c="4"/>return failure</text:p>
      <text:p text:style-name="P6">}</text:p>
      <text:p text:style-name="P6">array term_get(term_id)</text:p>
      <text:p text:style-name="P6">{</text:p>
      <text:p text:style-name="P6"><text:s text:c="2"/>if (term_exists(term_id))</text:p>
      <text:p text:style-name="P6"><text:s text:c="4"/>// Query string should contain properly formatted SQL</text:p>
      <text:p text:style-name="P6"><text:s text:c="4"/>query := 'SELECT * FROM term WHERE term_id={term_id}'</text:p>
      <text:p text:style-name="P6"><text:s text:c="4"/>result := mysql(query)</text:p>
      <text:p text:style-name="P6"><text:s text:c="4"/>if (result != success)</text:p>
      <text:p text:style-name="P6"><text:s text:c="6"/>return failure</text:p>
      <text:p text:style-name="P6"><text:s text:c="4"/>return result</text:p>
      <text:p text:style-name="P6"><text:s text:c="2"/>else</text:p>
      <text:p text:style-name="P6"><text:s text:c="4"/>return failure</text:p>
      <text:p text:style-name="P6">}</text:p>
      <text:p text:style-name="P6">array term_get_all()</text:p>
      <text:p text:style-name="P6">{</text:p>
      <text:p text:style-name="P6"><text:s text:c="2"/>query := 'SELECT * FROM term'</text:p>
      <text:p text:style-name="P6"><text:s text:c="2"/>results := mysql(query)</text:p>
      <text:p text:style-name="P6"><text:s text:c="2"/>return results</text:p>
      <text:p text:style-name="P6">}</text:p>
      <text:p text:style-name="P6">bool term_exists(term_id)</text:p>
      <text:p text:style-name="P6">{</text:p>
      <text:p text:style-name="P6"><text:s text:c="2"/>result := term_get(term_id)</text:p>
      <text:p text:style-name="P6"><text:s text:c="2"/>if (result != 0)</text:p>
      <text:p text:style-name="P6"><text:s text:c="4"/>return success</text:p>
      <text:p text:style-name="P6"><text:s text:c="2"/>else</text:p>
      <text:p text:style-name="P6"><text:s text:c="4"/>return failure</text:p>
      <text:p text:style-name="P6">}</text:p>
      <text:p text:style-name="P6"/>
      <text:p text:style-name="P6"/>
      <text:h text:style-name="P5" text:outline-level="2">Class low-level functions</text:h>
      <text:p text:style-name="P6">int class_create(title, dept, course, section, term, year)</text:p>
      <text:p text:style-name="P6">{</text:p>
      <text:p text:style-name="P6"><text:s text:c="2"/>if (!class_exists(dept, course, section, term, year))</text:p>
      <text:p text:style-name="P6"><text:s text:c="4"/>// Query string should contain properly formatted SQL</text:p>
      <text:p text:style-name="P6"><text:s text:c="4"/>query := 'INSERT title={title}, dept={dept}, course={course}, section={section}, term={term}, year={year}, categories={categories}, null INTO class'</text:p>
      <text:p text:style-name="P6"><text:s text:c="4"/>result := mysql(query)</text:p>
      <text:p text:style-name="P6"><text:s text:c="4"/>if (result != success)</text:p>
      <text:p text:style-name="P6"><text:s text:c="6"/>return failure</text:p>
      <text:p text:style-name="P6"><text:s text:c="4"/>return class_id</text:p>
      <text:p text:style-name="P6"><text:s text:c="2"/>else</text:p>
      <text:p text:style-name="P6"><text:s text:c="4"/>return failure</text:p>
      <text:p text:style-name="P6">}</text:p>
      <text:p text:style-name="P6">bool class_edit(class_id, title, dept, course, section, term, year)</text:p>
      <text:p text:style-name="P6">{</text:p>
      <text:p text:style-name="P6"><text:s text:c="2"/>if (class_exists(class_id))</text:p>
      <text:p text:style-name="P6"><text:s text:c="4"/>// Query string should contain properly formatted SQL, will want to update <text:s text:c="4"/></text:p>
      <text:p text:style-name="P6"><text:s text:c="4"/>// only changed information</text:p>
      <text:p text:style-name="P6"><text:s text:c="4"/>query := 'UPDATE class SET title={title}, dept={dept}, course={course}, section={section}, term={term}, year={year}, categories={categories}, null WHERE class_id={class_id}'</text:p>
      <text:p text:style-name="P6"><text:s text:c="4"/>result := mysql(query)</text:p>
      <text:p text:style-name="P6"><text:s text:c="4"/>if (result != success)</text:p>
      <text:p text:style-name="P6"><text:s text:c="6"/>return failure</text:p>
      <text:p text:style-name="P6"><text:s text:c="4"/>return success</text:p>
      <text:p text:style-name="P6"><text:s text:c="2"/>else</text:p>
      <text:p text:style-name="P6"><text:s text:c="4"/>return failure</text:p>
      <text:p text:style-name="P6">}</text:p>
      <text:p text:style-name="P6">bool class_delete(class_id)</text:p>
      <text:p text:style-name="P6">// We never want to delete things in most of these classes.</text:p>
      <text:p text:style-name="P6">// If there were a large number of entries in the database it could wreak havoc to delete a class. So instead we will set a flag to hide a class. If a teacher really wants a class to disappear we might need a separate front end that is dedicated to hazardous operations</text:p>
      <text:p text:style-name="P6">{</text:p>
      <text:p text:style-name="P6"><text:s text:c="2"/>if (class_exists(class_id))</text:p>
      <text:p text:style-name="P6"><text:s text:c="4"/>// Query string should contain properly formatted SQL</text:p>
      <text:p text:style-name="P6"><text:s text:c="4"/>query := 'UPDATE class SET hide=1 WHERE class_id={class_id}'</text:p>
      <text:p text:style-name="P6"><text:s text:c="4"/>result := mysql(query)</text:p>
      <text:p text:style-name="P6"><text:s text:c="4"/>if (result != success)</text:p>
      <text:p text:style-name="P6"><text:s text:c="6"/>return failure</text:p>
      <text:p text:style-name="P6"><text:s text:c="4"/>return success</text:p>
      <text:p text:style-name="P6"><text:s text:c="2"/>else</text:p>
      <text:p text:style-name="P6"><text:s text:c="4"/>return failure</text:p>
      <text:p text:style-name="P6">}</text:p>
      <text:p text:style-name="P6">array class_get(class_id)</text:p>
      <text:p text:style-name="P6">{</text:p>
      <text:p text:style-name="P6"><text:s text:c="2"/>if (class_exists(class_id))</text:p>
      <text:p text:style-name="P6"><text:s text:c="4"/>// Query string should contain properly formatted SQL</text:p>
      <text:p text:style-name="P6"><text:s text:c="4"/>query := 'SELECT * FROM class WHERE class_id={class_id}'</text:p>
      <text:p text:style-name="P6"><text:s text:c="4"/>result := mysql(query)</text:p>
      <text:p text:style-name="P6"><text:s text:c="4"/>if (result != success)</text:p>
      <text:p text:style-name="P6"><text:s text:c="6"/>return failure</text:p>
      <text:p text:style-name="P6"><text:s text:c="4"/>return result</text:p>
      <text:p text:style-name="P6"><text:s text:c="2"/>else</text:p>
      <text:p text:style-name="P6"><text:s text:c="4"/>return failure</text:p>
      <text:p text:style-name="P6">}</text:p>
      <text:p text:style-name="P6">array class_get_all()</text:p>
      <text:p text:style-name="P6">{</text:p>
      <text:p text:style-name="P6"><text:s text:c="2"/>// Query string should contain properly formatted SQL</text:p>
      <text:p text:style-name="P6"><text:s text:c="2"/>query := 'SELECT * FROM class'</text:p>
      <text:p text:style-name="P6"><text:s text:c="2"/>results := mysql(query)</text:p>
      <text:p text:style-name="P6"><text:s text:c="2"/>if (results != success)</text:p>
      <text:p text:style-name="P6"><text:s text:c="4"/>return failure</text:p>
      <text:p text:style-name="P6"><text:s text:c="2"/>else</text:p>
      <text:p text:style-name="P6"><text:s text:c="4"/>return results</text:p>
      <text:p text:style-name="P6">}</text:p>
      <text:p text:style-name="P6">bool class_exists(class_id)</text:p>
      <text:p text:style-name="P6">{</text:p>
      <text:p text:style-name="P6"><text:s text:c="2"/>result := class_get(class_id)</text:p>
      <text:p text:style-name="P6"><text:s text:c="2"/>if (result != 0)</text:p>
      <text:p text:style-name="P6"><text:s text:c="4"/>return success</text:p>
      <text:p text:style-name="P6"><text:s text:c="2"/>else</text:p>
      <text:p text:style-name="P6"><text:s text:c="4"/>return failure</text:p>
      <text:p text:style-name="P6">}</text:p>
      <text:p text:style-name="Standard"/>
      <text:h text:style-name="P5" text:outline-level="2">Class category low-level functions</text:h>
      <text:p text:style-name="Standard">// In this section I use a PHPism, explode and implode, for string to array operations</text:p>
      <text:p text:style-name="Standard">// explode() means split a string by a string and return an array</text:p>
      <text:p text:style-name="Standard">// implode() means split an array by a string and return a string</text:p>
      <text:p text:style-name="Standard"/>
      <text:p text:style-name="P6">bool class_category_create(class_id, category, value, rank)</text:p>
      <text:p text:style-name="P6">{</text:p>
      <text:p text:style-name="P6"><text:s text:c="2"/>if (!class_category_exists(class_id, category))</text:p>
      <text:p text:style-name="P6"><text:s text:c="4"/>// Query string should contain properly formatted SQL</text:p>
      <text:p text:style-name="P6"><text:s text:c="4"/>results := class_category_get_all(class_id)</text:p>
      <text:p text:style-name="P6"><text:s text:c="4"/>new_array[] := array_merge(array_slice(results, 0, rank),array({category}.'='.{value}),array_slice(results, rank))</text:p>
      <text:p text:style-name="P6"><text:s text:c="4"/>categories := implode(“,”, new_array)</text:p>
      <text:p text:style-name="P6"><text:s text:c="4"/>query := 'UPDATE class SET categories={categories} WHERE class_id={class_id}'</text:p>
      <text:p text:style-name="P6"><text:s text:c="4"/>result := mysql(query)</text:p>
      <text:p text:style-name="P6"><text:s text:c="4"/>if (result != success)</text:p>
      <text:p text:style-name="P6"><text:s text:c="6"/>return failure</text:p>
      <text:p text:style-name="P6"><text:s text:c="4"/>return success</text:p>
      <text:p text:style-name="P6"><text:s text:c="2"/>else</text:p>
      <text:p text:style-name="P6"><text:s text:c="4"/>return failure</text:p>
      <text:p text:style-name="P6">}</text:p>
      <text:p text:style-name="P6">bool class_category_edit(class_id, category, value) // Editing value</text:p>
      <text:p text:style-name="P6">{</text:p>
      <text:p text:style-name="P6"><text:s text:c="2"/>if (class_category_exists(class_id, category))</text:p>
      <text:p text:style-name="P6"><text:s text:c="4"/>// Query string should contain properly formatted SQL</text:p>
      <text:p text:style-name="P6"><text:s text:c="4"/>results := class_category_get_all(class_id)</text:p>
      <text:p text:style-name="P6"><text:s text:c="4"/>i = 0</text:p>
      <text:p text:style-name="P6"><text:s text:c="4"/>while (category != grep('/{category}=\d/', results[i]))</text:p>
      <text:p text:style-name="P6"><text:s text:c="6"/>i++</text:p>
      <text:p text:style-name="P6"><text:s text:c="4"/>results[i] := category.”=”.value</text:p>
      <text:p text:style-name="P6"><text:s text:c="4"/>categories := implode(“,”, results)</text:p>
      <text:p text:style-name="P6"><text:s text:c="4"/>query := 'UPDATE class SET categories={categories} WHERE class_id={class_id}'</text:p>
      <text:p text:style-name="P6"><text:s text:c="4"/>result := mysql(query)</text:p>
      <text:p text:style-name="P6"><text:s text:c="4"/>if (result != success)</text:p>
      <text:p text:style-name="P6"><text:s text:c="6"/>return failure</text:p>
      <text:p text:style-name="P6"><text:s text:c="4"/>return success</text:p>
      <text:p text:style-name="P6"><text:s text:c="2"/>else</text:p>
      <text:p text:style-name="P6"><text:s text:c="4"/>return failure</text:p>
      <text:p text:style-name="P6">}</text:p>
      <text:p text:style-name="P6">bool class_category_name_edit(class_id, category, new_name) // Editing name</text:p>
      <text:p text:style-name="P6">{</text:p>
      <text:p text:style-name="P6"><text:s text:c="2"/>if (class_category_exists(class_id, category))</text:p>
      <text:p text:style-name="P6"><text:s text:c="4"/>// Query string should contain properly formatted SQL</text:p>
      <text:p text:style-name="P6"><text:s text:c="4"/>results := class_category_get_all(class_id)</text:p>
      <text:p text:style-name="P6"><text:s text:c="4"/>i = 0</text:p>
      <text:p text:style-name="P6"><text:s text:c="4"/>while (category != grep('/{category}=\d/', results[i]))</text:p>
      <text:p text:style-name="P6"><text:s text:c="6"/>i++</text:p>
      <text:p text:style-name="P6"><text:s text:c="4"/>results[i] := new_name.”=”.value</text:p>
      <text:p text:style-name="P6"><text:s text:c="4"/>categories := implode(“,”, results)</text:p>
      <text:p text:style-name="P6"><text:s text:c="4"/>query := 'UPDATE class SET categories={categories} WHERE class_id={class_id}'</text:p>
      <text:p text:style-name="P6"><text:s text:c="4"/>result := mysql(query)</text:p>
      <text:p text:style-name="P6"><text:s text:c="4"/>if (result != success)</text:p>
      <text:p text:style-name="P6"><text:s text:c="6"/>return failure</text:p>
      <text:p text:style-name="P6"><text:s text:c="4"/>return success</text:p>
      <text:p text:style-name="P6"><text:s text:c="2"/>else</text:p>
      <text:p text:style-name="P6"><text:s text:c="4"/>return failure</text:p>
      <text:p text:style-name="P6">}</text:p>
      <text:p text:style-name="P6">bool class_category_rank_edit(class_id, category, rank) // Editing position</text:p>
      <text:p text:style-name="P6">{</text:p>
      <text:p text:style-name="P6"><text:s text:c="2"/>if (class_category_exists(class_id, category))</text:p>
      <text:p text:style-name="P6"><text:s text:c="4"/>// Query string should contain properly formatted SQL</text:p>
      <text:p text:style-name="P6"><text:s text:c="4"/>results := class_category_get_all(class_id)</text:p>
      <text:p text:style-name="P6"><text:s text:c="4"/>i = 0</text:p>
      <text:p text:style-name="P6"><text:s text:c="4"/>while (category != grep('/{category}=\d/', results[i]))</text:p>
      <text:p text:style-name="P6"><text:s text:c="6"/>i++</text:p>
      <text:p text:style-name="P6"><text:s text:c="4"/>temp := results[i]</text:p>
      <text:p text:style-name="P6"><text:s text:c="4"/>// array_shift pops elements off the front of the array</text:p>
      <text:p text:style-name="P6"><text:s text:c="4"/>j = 0</text:p>
      <text:p text:style-name="P6"><text:s text:c="4"/>while (results)</text:p>
      <text:p text:style-name="P6"><text:s text:c="6"/>if (j = rank)</text:p>
      <text:p text:style-name="P6"><text:s text:c="9"/>new_array[] := temp</text:p>
      <text:p text:style-name="P6"><text:s text:c="6"/>else if (j == i)</text:p>
      <text:p text:style-name="P6"><text:s text:c="8"/>array_shift(results)</text:p>
      <text:p text:style-name="P6"><text:s text:c="6"/>else</text:p>
      <text:p text:style-name="P6"><text:s text:c="8"/>new_array[] := array_shift(results)</text:p>
      <text:p text:style-name="P6"><text:s text:c="6"/>j++ <text:s text:c="3"/></text:p>
      <text:p text:style-name="P6"><text:s text:c="4"/>categories := implode(“,”, results)</text:p>
      <text:p text:style-name="P6"><text:s text:c="4"/>query := 'UPDATE class SET categories={categories} WHERE class_id={class_id}'</text:p>
      <text:p text:style-name="P6"><text:s text:c="4"/>result := mysql(query)</text:p>
      <text:p text:style-name="P6"><text:s text:c="4"/>if (result != success)</text:p>
      <text:p text:style-name="P6"><text:s text:c="6"/>return failure</text:p>
      <text:p text:style-name="P6"><text:s text:c="4"/>return success</text:p>
      <text:p text:style-name="P6"><text:s text:c="2"/>else</text:p>
      <text:p text:style-name="P6"><text:s text:c="4"/>return failure</text:p>
      <text:p text:style-name="P6">}</text:p>
      <text:p text:style-name="P6">bool class_category_delete(class_id, category)</text:p>
      <text:p text:style-name="P6">{</text:p>
      <text:p text:style-name="P6"><text:s text:c="2"/>if (class_category_exists(class_id, category))</text:p>
      <text:p text:style-name="P6"><text:s text:c="4"/>// Query string should contain properly formatted SQL</text:p>
      <text:p text:style-name="P6"><text:s text:c="4"/>results := class_category_get_all(class_id)</text:p>
      <text:p text:style-name="P6"><text:s text:c="4"/>// The magic function delete_array_element_matching returns an array</text:p>
      <text:p text:style-name="P6"><text:s text:c="4"/>categories := implode(“,”, delete_array_element_matching(category))</text:p>
      <text:p text:style-name="P6"><text:s text:c="4"/>query := 'UPDATE class SET categories={categories} WHERE class_id={class_id}'</text:p>
      <text:p text:style-name="P6"><text:s text:c="4"/>result := mysql(query)</text:p>
      <text:p text:style-name="P6"><text:s text:c="4"/>if (result != success)</text:p>
      <text:p text:style-name="P6"><text:s text:c="6"/>return failure</text:p>
      <text:p text:style-name="P6"><text:s text:c="4"/>return success</text:p>
      <text:p text:style-name="P6"><text:s text:c="2"/>else</text:p>
      <text:p text:style-name="P6"><text:s text:c="4"/>return failure</text:p>
      <text:p text:style-name="P6">}</text:p>
      <text:p text:style-name="P6">string class_category_get(class_id, category)</text:p>
      <text:p text:style-name="P6">{</text:p>
      <text:p text:style-name="P6"><text:s text:c="2"/>if (class_exists(class_id))</text:p>
      <text:p text:style-name="P6"><text:s text:c="4"/>// Query string should contain properly formatted SQL</text:p>
      <text:p text:style-name="P6"><text:s text:c="4"/>query := 'SELECT categories FROM class WHERE class_id={class_id}'</text:p>
      <text:p text:style-name="P6"><text:s text:c="4"/>result := mysql(query) // returns a string</text:p>
      <text:p text:style-name="P6"><text:s text:c="4"/>result := grep('/,*({category}=\d+),*/', result)</text:p>
      <text:p text:style-name="P6"><text:s text:c="4"/>if (result != success)</text:p>
      <text:p text:style-name="P6"><text:s text:c="6"/>return failure</text:p>
      <text:p text:style-name="P6"><text:s text:c="4"/>return result</text:p>
      <text:p text:style-name="P6"><text:s text:c="2"/>else</text:p>
      <text:p text:style-name="P6"><text:s text:c="4"/>return failure</text:p>
      <text:p text:style-name="P6">}</text:p>
      <text:p text:style-name="P6">array class_category_get_all(class_id)</text:p>
      <text:p text:style-name="P6">{</text:p>
      <text:p text:style-name="P6"><text:s text:c="2"/>// Query string should contain properly formatted SQL</text:p>
      <text:p text:style-name="P6"><text:s text:c="2"/>query := 'SELECT categories FROM class WHERE class_id={class_id}'</text:p>
      <text:p text:style-name="P6"><text:s text:c="2"/>results := mysql(query)</text:p>
      <text:p text:style-name="P6"><text:s text:c="2"/>results := explode(“,”, results)</text:p>
      <text:p text:style-name="P6"><text:s text:c="2"/>if (results != success)</text:p>
      <text:p text:style-name="P6"><text:s text:c="4"/>return failure</text:p>
      <text:p text:style-name="P6"><text:s text:c="2"/>else</text:p>
      <text:p text:style-name="P6"><text:s text:c="4"/>return results</text:p>
      <text:p text:style-name="P6">}</text:p>
      <text:p text:style-name="P6">bool class_category_exists(class_id, category)</text:p>
      <text:p text:style-name="P6">{</text:p>
      <text:p text:style-name="P6"><text:s text:c="2"/>result := class_category_get(class_id, category)</text:p>
      <text:p text:style-name="P6"><text:s text:c="2"/>if (result != 0)</text:p>
      <text:p text:style-name="P6"><text:s text:c="4"/>return success</text:p>
      <text:p text:style-name="P6"><text:s text:c="2"/>else</text:p>
      <text:p text:style-name="P6"><text:s text:c="4"/>return failure</text:p>
      <text:p text:style-name="P6">}</text:p>
      <text:p text:style-name="Standard"/>
      <text:p text:style-name="P6"/>
      <text:h text:style-name="P5" text:outline-level="2">Class cutoff low-level functions</text:h>
      <text:p text:style-name="P6">bool class_cutoff_create(class_id)</text:p>
      <text:p text:style-name="P6">{</text:p>
      <text:p text:style-name="P6"><text:s text:c="2"/>if (class_exists(class_id))</text:p>
      <text:p text:style-name="P6"><text:s text:c="4"/>query := 'UPDATE class SET cutoffs=”A=90,B=80,C=70,D=60,F=50” WHERE class_id={class_id}'</text:p>
      <text:p text:style-name="P6"><text:s text:c="4"/>result := mysql(query)</text:p>
      <text:p text:style-name="P6"><text:s text:c="4"/>if (result != success)</text:p>
      <text:p text:style-name="P6"><text:s text:c="6"/>return failure</text:p>
      <text:p text:style-name="P6"><text:s text:c="4"/>return success</text:p>
      <text:p text:style-name="P6"><text:s text:c="2"/>else</text:p>
      <text:p text:style-name="P6"><text:s text:c="4"/>return failure</text:p>
      <text:p text:style-name="P6">}</text:p>
      <text:p text:style-name="P6">bool class_cutoff_edit(class_id, cutoff, value) // Editing value</text:p>
      <text:p text:style-name="P6"><text:s text:c="2"/>if (class_exists(class_id))</text:p>
      <text:p text:style-name="P6">{</text:p>
      <text:p text:style-name="P6"><text:s text:c="4"/>// Query string should contain properly formatted SQL</text:p>
      <text:p text:style-name="P6"><text:s text:c="4"/>results := class_cutoff_get_all(class_id)</text:p>
      <text:p text:style-name="P6"><text:s text:c="4"/>i = 0</text:p>
      <text:p text:style-name="P6"><text:s text:c="4"/>while (category != grep('/{cutoff}=\d/', results[i]))</text:p>
      <text:p text:style-name="P6"><text:s text:c="6"/>i++</text:p>
      <text:p text:style-name="P6"><text:s text:c="4"/>results[i] := cutoff.”=”.value</text:p>
      <text:p text:style-name="P6"><text:s text:c="4"/>cutoffs := implode(“,”, results)</text:p>
      <text:p text:style-name="P6"><text:s text:c="4"/>query := 'UPDATE class SET cutoffs={cutoffs} WHERE class_id={class_id}'</text:p>
      <text:p text:style-name="P6"><text:s text:c="4"/>result := mysql(query)</text:p>
      <text:p text:style-name="P6"><text:s text:c="4"/>if (result != success)</text:p>
      <text:p text:style-name="P6"><text:s text:c="6"/>return failure</text:p>
      <text:p text:style-name="P6"><text:s text:c="4"/>return success</text:p>
      <text:p text:style-name="P6"><text:s text:c="2"/>else</text:p>
      <text:p text:style-name="P6"><text:s text:c="4"/>return failure</text:p>
      <text:p text:style-name="P6">}</text:p>
      <text:p text:style-name="P6">string class_cutoff_get(class_id, cutoff)</text:p>
      <text:p text:style-name="P6">{</text:p>
      <text:p text:style-name="P6"><text:s text:c="2"/>if (class_exists(class_id))</text:p>
      <text:p text:style-name="P6"><text:s text:c="4"/>// Query string should contain properly formatted SQL</text:p>
      <text:p text:style-name="P6"><text:s text:c="4"/>query := 'SELECT cutoffs FROM class WHERE class_id={class_id}'</text:p>
      <text:p text:style-name="P6"><text:s text:c="4"/>result := mysql(query) // returns a string</text:p>
      <text:p text:style-name="P6"><text:s text:c="4"/>result := grep('/,*({cutoff}=\d+),*/', result)</text:p>
      <text:p text:style-name="P6"><text:s text:c="4"/>if (result != success)</text:p>
      <text:p text:style-name="P6"><text:s text:c="6"/>return failure</text:p>
      <text:p text:style-name="P6"><text:s text:c="4"/>return result</text:p>
      <text:p text:style-name="P6"><text:s text:c="2"/>else</text:p>
      <text:p text:style-name="P6"><text:s text:c="4"/>return failure</text:p>
      <text:p text:style-name="P6">}</text:p>
      <text:p text:style-name="P6">array class_cutoff_get_all(class_id)</text:p>
      <text:p text:style-name="P6">{</text:p>
      <text:p text:style-name="P6"><text:s text:c="2"/>// Query string should contain properly formatted SQL</text:p>
      <text:p text:style-name="P6"><text:s text:c="2"/>query := 'SELECT cutoffs FROM class WHERE class_id={class_id}'</text:p>
      <text:p text:style-name="P6"><text:s text:c="2"/>results := mysql(query)</text:p>
      <text:p text:style-name="P6"><text:s text:c="2"/>results := explode(“,”, results)</text:p>
      <text:p text:style-name="P6"><text:s text:c="2"/>if (results != success)</text:p>
      <text:p text:style-name="P6"><text:s text:c="4"/>return failure</text:p>
      <text:p text:style-name="P6"><text:s text:c="2"/>else</text:p>
      <text:p text:style-name="P6"><text:s text:c="4"/>return results</text:p>
      <text:p text:style-name="P6">}</text:p>
      <text:p text:style-name="P6"/>
      <text:h text:style-name="Heading_20_2" text:outline-level="2">Class HTML functions</text:h>
      <text:p text:style-name="P6">// Note – In SRD we called these courses, but now they are called classes</text:p>
      <text:p text:style-name="P6">void html_class_mgmt() // SRD Page 5 Figure 2</text:p>
      <text:p text:style-name="P6"><text:s text:c="2"/>Render HTML using data from low-level functions</text:p>
      <text:p text:style-name="P6"><text:s text:c="2"/>Clicking on 'Add a new course' will call html_class_create()</text:p>
      <text:p text:style-name="P6"><text:s text:c="2"/>Edit or delete section will be rendered via a call to class_get_all()</text:p>
      <text:p text:style-name="P6"><text:s text:c="2"/>A delete link will exist next to each course that will call class_delete() which doesn't actually delete anything but it will make it go away.</text:p>
      <text:p text:style-name="P6"/>
      <text:p text:style-name="P6">// Class create and edit screens will look identical except the title</text:p>
      <text:p text:style-name="P6">void html_class_create() // SRD Page 4 Figure 1</text:p>
      <text:p text:style-name="P6"><text:s text:c="2"/>Render HTML using data from low-level functions</text:p>
      <text:p text:style-name="P6"><text:s text:c="2"/>After gathering information on submit call class_create()</text:p>
      <text:p text:style-name="P6"><text:s text:c="2"/>class_cutoff_create()</text:p>
      <text:p text:style-name="P6"><text:s text:c="2"/>if changes to the cutoffs call class_cutoff_edit()</text:p>
      <text:p text:style-name="P6"/>
      <text:p text:style-name="P6">void html_class_edit() // SRD Page 4 Figure 1</text:p>
      <text:p text:style-name="P6"><text:s text:c="2"/>Render HTML using data from low-level functions</text:p>
      <text:p text:style-name="P6"><text:s text:c="2"/>After gathering changed information on submit call class_edit()</text:p>
      <text:p text:style-name="P6"><text:s text:c="2"/>if changes to the cutoffs call class_cutoff_edit()</text:p>
      <text:p text:style-name="P6"/>
      <text:p text:style-name="P6"/>
      <text:h text:style-name="P5" text:outline-level="2">Class category HTML functions</text:h>
      <text:p text:style-name="P6">void html_class_category_mgmt() // SRD Page 6 Figure 3</text:p>
      <text:p text:style-name="P6"><text:s text:c="2"/>Render HTML using data from low-level functions</text:p>
      <text:p text:style-name="P6"><text:s text:c="2"/>After making changes we submit call to class_category_edit()</text:p>
      <text:p text:style-name="P6"/>
      <text:p text:style-name="P6">// Category create and edit screens will look identical except the title</text:p>
      <text:p text:style-name="P6">void html_class_category_create() // No SRD equivalent</text:p>
      <text:p text:style-name="P6"><text:s text:c="2"/>Render HTML using data from low-level functions</text:p>
      <text:p text:style-name="P6"><text:s text:c="2"/>After gathering information on submit call class_category_create()</text:p>
      <text:p text:style-name="P6"/>
      <text:p text:style-name="P6">void html_class_category_edit() // No SRD equivalent</text:p>
      <text:p text:style-name="P6"><text:s text:c="2"/>Render HTML using data from low-level functions</text:p>
      <text:p text:style-name="P6"><text:s text:c="2"/>After gathering changed information on submit call class_category_edit()</text:p>
      <text:p text:style-name="P6"/>
      <text:p text:style-name="Standard"/>
      <text:h text:style-name="P15" text:outline-level="2">Grade Book SQL Table Layout</text:h>
      <text:h text:style-name="Heading_20_3" text:outline-level="3">Assignment Table</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6">assignment_id*</text:p>
          </table:table-cell>
          <table:table-cell table:style-name="Table6.A1" office:value-type="string">
            <text:p text:style-name="P16">class_id^</text:p>
          </table:table-cell>
          <table:table-cell table:style-name="Table6.A1" office:value-type="string">
            <text:p text:style-name="P16">title</text:p>
          </table:table-cell>
          <table:table-cell table:style-name="Table6.A1" office:value-type="string">
            <text:p text:style-name="P16">category_id^</text:p>
          </table:table-cell>
          <table:table-cell table:style-name="Table6.A1" office:value-type="string">
            <text:p text:style-name="P16">max_points</text:p>
          </table:table-cell>
          <table:table-cell table:style-name="Table6.A1" office:value-type="string">
            <text:p text:style-name="P16">due_date</text:p>
          </table:table-cell>
          <table:table-cell table:style-name="Table6.G1" office:value-type="string">
            <text:p text:style-name="P16">rank</text:p>
          </table:table-cell>
        </table:table-row>
        <table:table-row table:style-name="Table6.1">
          <table:table-cell table:style-name="Table6.A2" office:value-type="string">
            <text:p text:style-name="P16">INT()</text:p>
          </table:table-cell>
          <table:table-cell table:style-name="Table6.A2" office:value-type="string">
            <text:p text:style-name="P16">INT()</text:p>
          </table:table-cell>
          <table:table-cell table:style-name="Table6.A2" office:value-type="string">
            <text:p text:style-name="P16">VARCHAR()</text:p>
          </table:table-cell>
          <table:table-cell table:style-name="Table6.A2" office:value-type="string">
            <text:p text:style-name="P16">VARCHAR()</text:p>
          </table:table-cell>
          <table:table-cell table:style-name="Table6.A2" office:value-type="string">
            <text:p text:style-name="P16">INT()</text:p>
          </table:table-cell>
          <table:table-cell table:style-name="Table6.A2" office:value-type="string">
            <text:p text:style-name="P16">DATE()</text:p>
          </table:table-cell>
          <table:table-cell table:style-name="Table6.G2" office:value-type="string">
            <text:p text:style-name="P16">INT()</text:p>
          </table:table-cell>
        </table:table-row>
        <table:table-row table:style-name="Table6.1">
          <table:table-cell table:style-name="Table6.A2" office:value-type="string">
            <text:p text:style-name="P16">AUTO</text:p>
          </table:table-cell>
          <table:table-cell table:style-name="Table6.A2" office:value-type="string">
            <text:p text:style-name="P16">34213</text:p>
          </table:table-cell>
          <table:table-cell table:style-name="Table6.A2" office:value-type="string">
            <text:p text:style-name="P16">Homework1</text:p>
          </table:table-cell>
          <table:table-cell table:style-name="Table6.A2" office:value-type="string">
            <text:p text:style-name="P16">Homework</text:p>
          </table:table-cell>
          <table:table-cell table:style-name="Table6.A2" office:value-type="string">
            <text:p text:style-name="P16">100</text:p>
          </table:table-cell>
          <table:table-cell table:style-name="Table6.A2" office:value-type="string">
            <text:p text:style-name="P16">2006-10-26</text:p>
          </table:table-cell>
          <table:table-cell table:style-name="Table6.G2" office:value-type="string">
            <text:p text:style-name="P16">1</text:p>
          </table:table-cell>
        </table:table-row>
      </table:table>
      <text:p text:style-name="P17"/>
      <text:h text:style-name="Heading_20_3" text:outline-level="3">Grades Table</text:h>
      <text:p text:style-name="P18">// Table layout for storage of the Grad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6">assignment_id^</text:p>
          </table:table-cell>
          <table:table-cell table:style-name="Table7.A1" office:value-type="string">
            <text:p text:style-name="P16">student_id^</text:p>
          </table:table-cell>
          <table:table-cell table:style-name="Table7.C1" office:value-type="string">
            <text:p text:style-name="P16">grade</text:p>
          </table:table-cell>
        </table:table-row>
        <table:table-row table:style-name="Table7.1">
          <table:table-cell table:style-name="Table7.A2" office:value-type="string">
            <text:p text:style-name="P16">INT()</text:p>
          </table:table-cell>
          <table:table-cell table:style-name="Table7.A2" office:value-type="string">
            <text:p text:style-name="P16">INT()</text:p>
          </table:table-cell>
          <table:table-cell table:style-name="Table7.C2" office:value-type="string">
            <text:p text:style-name="P16">VARCHAR()</text:p>
          </table:table-cell>
        </table:table-row>
        <table:table-row table:style-name="Table7.1">
          <table:table-cell table:style-name="Table7.A2" office:value-type="string">
            <text:p text:style-name="P16">42</text:p>
          </table:table-cell>
          <table:table-cell table:style-name="Table7.A2" office:value-type="string">
            <text:p text:style-name="P16">45465</text:p>
          </table:table-cell>
          <table:table-cell table:style-name="Table7.C2" office:value-type="string">
            <text:p text:style-name="P16">75</text:p>
          </table:table-cell>
        </table:table-row>
      </table:table>
      <text:p text:style-name="P18"/>
      <text:h text:style-name="P19" text:outline-level="3">Grade book low-level functions</text:h>
      <text:p text:style-name="P6">bool assignment_create(class_id, title, category, max_points)</text:p>
      <text:p text:style-name="P6">{</text:p>
      <text:p text:style-name="P6"><text:s text:c="2"/>//Add a new assignment</text:p>
      <text:p text:style-name="P6"><text:s text:c="2"/>//Add new row in Assignments table</text:p>
      <text:p text:style-name="P20"><text:s text:c="2"/>INSERT INTO `assignments` ( `id` , `Title` , `Category` , `Max_Points` , `Rank` )</text:p>
      <text:p text:style-name="P6"><text:s text:c="2"/>//Add new column in Grades table for the new assignment</text:p>
      <text:p text:style-name="P6"><text:s text:c="2"/>alter table [‘grades’] </text:p>
      <text:p text:style-name="P20"><text:s text:c="2"/>add column [new column name] varchar (20)</text:p>
      <text:p text:style-name="P6">}</text:p>
      <text:p text:style-name="P6">bool assignment_edit(assignment_id)</text:p>
      <text:p text:style-name="P6">{</text:p>
      <text:p text:style-name="P6"><text:s text:c="2"/>if (assignment_exists(assignment_id))</text:p>
      <text:p text:style-name="P6"><text:s text:c="4"/>sql := "UPDATE assignment VALUES WHERE assignment_id={assignment_id}";</text:p>
      <text:p text:style-name="P6"><text:s text:c="2"/>else</text:p>
      <text:p text:style-name="P6"><text:s text:c="4"/>query := "UPDATE assignment SET Max_Points = '$New_Max', Category = '$New_Category', Due_Date = '$New_Date', rank = '$New_Rank'"</text:p>
      <text:p text:style-name="P6">}</text:p>
      <text:p text:style-name="P6">bool assignment_delete(assignment_id)</text:p>
      <text:p text:style-name="P6">{</text:p>
      <text:p text:style-name="P6"><text:s text:c="2"/>if (assignment_exists(assignment_id))</text:p>
      <text:p text:style-name="P6"><text:s text:c="4"/>// Query string should contain properly formatted SQL</text:p>
      <text:p text:style-name="P6"><text:s text:c="4"/>query := 'UPDATE assignment SET hide=1 WHERE assignment_id={assignment_id}'</text:p>
      <text:p text:style-name="P6"><text:s text:c="4"/>result := mysql(query)</text:p>
      <text:p text:style-name="P6"><text:s text:c="4"/>if (result != success)</text:p>
      <text:p text:style-name="P6"><text:s text:c="6"/>return failure</text:p>
      <text:p text:style-name="P6"><text:s text:c="4"/>return success</text:p>
      <text:p text:style-name="P6"><text:s text:c="2"/>else</text:p>
      <text:p text:style-name="P6"><text:s text:c="4"/>return failure</text:p>
      <text:p text:style-name="P6">}</text:p>
      <text:p text:style-name="P6">bool assignment_get(class_id, assignment_id)</text:p>
      <text:p text:style-name="P6">{</text:p>
      <text:p text:style-name="P6"><text:s text:c="2"/>if (class_exists(class_id))</text:p>
      <text:p text:style-name="P6"><text:s text:c="4"/>// Query string should contain properly formatted SQL</text:p>
      <text:p text:style-name="P6"><text:s text:c="4"/>query := 'SELECT * FROM class WHERE class_id={class_id}'</text:p>
      <text:p text:style-name="P6"><text:s text:c="4"/>result := mysql(query)</text:p>
      <text:p text:style-name="P6"><text:s text:c="4"/>if (result != success)</text:p>
      <text:p text:style-name="P6"><text:s text:c="6"/>return failure</text:p>
      <text:p text:style-name="P6"><text:s text:c="4"/>return result</text:p>
      <text:p text:style-name="P6"><text:s text:c="2"/>else</text:p>
      <text:p text:style-name="P6"><text:s text:c="4"/>return failure</text:p>
      <text:p text:style-name="P6">}</text:p>
      <text:p text:style-name="P6">bool assignment_get_all(class_id)</text:p>
      <text:p text:style-name="P6">{</text:p>
      <text:p text:style-name="P6"><text:s text:c="2"/>// Query string should contain properly formatted SQL</text:p>
      <text:p text:style-name="P6"><text:s text:c="2"/>query := 'SELECT * FROM assignment WHERE class_id={class_id}'</text:p>
      <text:p text:style-name="P6"><text:s text:c="2"/>results := mysql(query)</text:p>
      <text:p text:style-name="P6"><text:s text:c="2"/>if (results != success)</text:p>
      <text:p text:style-name="P6"><text:s text:c="4"/>return failure</text:p>
      <text:p text:style-name="P6"><text:s text:c="2"/>else</text:p>
      <text:p text:style-name="P6"><text:s text:c="4"/>return results</text:p>
      <text:p text:style-name="P6">}</text:p>
      <text:p text:style-name="P6">bool assignment_exists(assignment_id)</text:p>
      <text:p text:style-name="P6">{</text:p>
      <text:p text:style-name="P6"><text:s text:c="2"/>result := assignment_get(assignment_id)</text:p>
      <text:p text:style-name="P6"><text:s text:c="2"/>if (result != 0)</text:p>
      <text:p text:style-name="P6"><text:s text:c="4"/>return success</text:p>
      <text:p text:style-name="P6"><text:s text:c="2"/>else</text:p>
      <text:p text:style-name="P6"><text:s text:c="4"/>return failure</text:p>
      <text:p text:style-name="P6">}</text:p>
      <text:p text:style-name="P6">float gradebook_calculate_avg</text:p>
      <text:p text:style-name="P6">//Function calculates the average for each student</text:p>
      <text:p text:style-name="P6">//As well as the average for each Assignment Catagory</text:p>
      <text:p text:style-name="P6">{</text:p>
      <text:p text:style-name="Standard"><text:span text:style-name="T3"><text:s text:c="2"/>for ($i = 0; $i &lt; </text:span><text:span text:style-name="T4">count</text:span><text:span text:style-name="T5">(</text:span><text:span text:style-name="T4">$Student_array[]</text:span><text:span text:style-name="T5">); $i++)</text:span></text:p>
      <text:p text:style-name="P6"><text:s text:c="4"/>CatTotal = Add all grades from catagory</text:p>
      <text:p text:style-name="P6"><text:s text:c="4"/>CatAvg = CatTotal / Number of assignments</text:p>
      <text:p text:style-name="P6"><text:s text:c="4"/>Average = Average + (CatAvg * Category Weight)</text:p>
      <text:p text:style-name="P6"/>
      <text:p text:style-name="P6"><text:s text:c="2"/>for ($j = 0; $j &lt; count($Assignment_array[]); $j++)</text:p>
      <text:p text:style-name="Standard"><text:span text:style-name="T3"><text:s text:c="4"/>for ($x = 0; $x &lt; </text:span><text:span text:style-name="T4">count</text:span><text:span text:style-name="T5">(</text:span><text:span text:style-name="T4">$Student_array[]</text:span><text:span text:style-name="T5">); $x++)</text:span></text:p>
      <text:p text:style-name="P6"><text:s text:c="6"/>Category Total =+ Category grades for that student</text:p>
      <text:p text:style-name="P6"><text:s text:c="4"/>Category Average = Category total / Number of students</text:p>
      <text:p text:style-name="P6"><text:s text:c="4"/>Echo Category Average</text:p>
      <text:p text:style-name="P6">}</text:p>
      <text:h text:style-name="P5" text:outline-level="2">Grade book HTML functions</text:h>
      <text:p text:style-name="P6">void html_gradebook_category_display()</text:p>
      <text:p text:style-name="P6">//If A category’s checkbox is selected do not display that catagory</text:p>
      <text:p text:style-name="P6">{</text:p>
      <text:p text:style-name="Standard"><text:span text:style-name="T4"><text:s text:c="2"/>$result </text:span><text:span text:style-name="T5">= </text:span><text:span text:style-name="T4">mysql_query</text:span><text:span text:style-name="T5">(</text:span><text:span text:style-name="T6">"SELECT FROM Category"</text:span><text:span text:style-name="T5">)</text:span><text:span text:style-name="T3"><text:tab/></text:span></text:p>
      <text:p text:style-name="Standard"><text:span text:style-name="T3"><text:s text:c="2"/>while</text:span><text:span text:style-name="T4"> ($row </text:span><text:span text:style-name="T5">= </text:span><text:span text:style-name="T4">mysql_fetch_row</text:span><text:span text:style-name="T5">(</text:span><text:span text:style-name="T4">$result</text:span><text:span text:style-name="T5">))</text:span></text:p>
      <text:p text:style-name="P20"><text:s text:c="4"/>$Hide[] = $row</text:p>
      <text:p text:style-name="P6"><text:tab/></text:p>
      <text:p text:style-name="Standard"><text:span text:style-name="T3"><text:s text:c="2"/>for ($i = 0; $i &lt; </text:span><text:span text:style-name="T4">count</text:span><text:span text:style-name="T5">(</text:span><text:span text:style-name="T4">$Hide</text:span><text:span text:style-name="T5">); $i++)</text:span></text:p>
      <text:p text:style-name="Standard"><text:span text:style-name="T5"><text:s text:c="4"/>//Loop thru all the elements in the array Hide</text:span></text:p>
      <text:p text:style-name="Standard"><text:span text:style-name="T5"><text:s text:c="4"/>//In other words loop thru all the categorys</text:span></text:p>
      <text:p text:style-name="P6"><text:s text:c="4"/>If ($Hide[i] == ‘1’)</text:p>
      <text:p text:style-name="P6"><text:tab/>Display that Category</text:p>
      <text:p text:style-name="P6"><text:s text:c="4"/>Else</text:p>
      <text:p text:style-name="P6"><text:s text:c="6"/>Display Category Name and checkbox checked<text:tab/></text:p>
      <text:p text:style-name="P6">}</text:p>
      <text:p text:style-name="P6">void html_gradebook_reload()</text:p>
      <text:p text:style-name="P6"><text:s text:c="2"/>//Reload the gradebook once new grades are written to the page</text:p>
      <text:p text:style-name="P6"><text:s text:c="2"/>Query_DB()</text:p>
      <text:p text:style-name="P6"><text:s text:c="2"/>Check_Cat()</text:p>
      <text:p text:style-name="P6"><text:s text:c="2"/>Calculate_Avg()</text:p>
      <text:p text:style-name="P6"/>
      <text:p text:style-name="P6"><text:s text:c="2"/>If Class Exists</text:p>
      <text:p text:style-name="P6"><text:s text:c="2"/>//Display grades for class</text:p>
      <text:p text:style-name="P6"><text:s text:c="4"/>Query_DB()</text:p>
      <text:p text:style-name="P6"><text:s text:c="4"/>Check_Cat()<text:tab/></text:p>
      <text:p text:style-name="P6"><text:s text:c="4"/>Calculate_Avg()</text:p>
      <text:p text:style-name="P6"><text:s text:c="2"/>else</text:p>
      <text:p text:style-name="P6"><text:s text:c="4"/>//Go to class setup</text:p>
      <text:p text:style-name="P6"><text:s text:c="4"/>course_create()</text:p>
      <text:p text:style-name="P6"/>
      <text:p text:style-name="P6"><text:s text:c="2"/>If (isset(Submit_Grades))</text:p>
      <text:p text:style-name="P6"><text:s text:c="2"/>//If the button Submit Grades is used</text:p>
      <text:p text:style-name="P6">bool grades_edit()</text:p>
      <text:p text:style-name="P6">{</text:p>
      <text:p text:style-name="P6"><text:s text:c="2"/>//Write the new grades to the Database</text:p>
      <text:p text:style-name="P6"><text:s text:c="2"/>//$grade[] is an element from the HTML Form</text:p>
      <text:p text:style-name="Standard"><text:span text:style-name="T3"><text:s text:c="2"/>for ($x = 0; $x &lt; </text:span><text:span text:style-name="T4">count</text:span><text:span text:style-name="T5">(</text:span><text:span text:style-name="T4">$grade[]</text:span><text:span text:style-name="T5">); $x++)</text:span></text:p>
      <text:p text:style-name="P6"><text:s text:c="4"/>$sql="INSERT INTO grades (Assignment1, Assignment2, Assignment3)</text:p>
      <text:p text:style-name="P21"><text:s text:c="4"/>VALUES</text:p>
      <text:p text:style-name="P21"><text:s text:c="4"/>('$_POST[grade[i][1]]','$_POST[grade[i][2]]', '$_POST[grade[i][3]]')"</text:p>
      <text:p text:style-name="P6"><text:s text:c="2"/>Reload_Page()</text:p>
      <text:p text:style-name="P6"><text:s text:c="2"/>If(isset(Undo_Changes))</text:p>
      <text:p text:style-name="P6"><text:s text:c="4"/>//If Button to undo changes is submited</text:p>
      <text:p text:style-name="P6"><text:s text:c="4"/>Reload_Page()</text:p>
      <text:p text:style-name="P6"><text:s text:c="2"/>If(isset(Edit_Assignemts))</text:p>
      <text:p text:style-name="P6"><text:s text:c="4"/>//If Button to Edit Assignments is submited</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RomNo9L-Regu" svg:font-family="NimbusRomNo9L-Regu"/>
    <style:font-face style:name="Courier New" svg:font-family="'Courier New'" style:font-family-generic="modern"/>
    <style:font-face style:name="ARial" svg:font-family="ARial" style:font-family-generic="swiss"/>
    <style:font-face style:name="Courier 10 Pitch" svg:font-family="'Courier 10 Pitch'" style:font-pitch="fixed"/>
    <style:font-face style:name="DejaVu Sans" svg:font-family="'DejaVu Sans'"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default" style:family="text" style:parent-style-name="Default_20_Paragraph_20_Font"/>
    <style:style style:name="keyword" style:family="text" style:parent-style-name="Default_20_Paragraph_20_Font"/>
    <style:style style:name="string" style:family="text" style:parent-style-name="Default_20_Paragraph_20_Fon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Cameron Palmer</meta:initial-creator>
    <meta:creation-date>2006-10-21T12:37:56</meta:creation-date>
    <dc:creator>Cameron Palmer</dc:creator>
    <dc:date>2006-10-29T11:58:14</dc:date>
    <meta:printed-by>Cameron Palmer</meta:printed-by>
    <meta:print-date>2006-10-29T11:53:03</meta:print-date>
    <dc:language>en-US</dc:language>
    <meta:editing-cycles>76</meta:editing-cycles>
    <meta:editing-duration>PT19H7M16S</meta:editing-duration>
    <meta:user-defined meta:name="Info 1"/>
    <meta:user-defined meta:name="Info 2"/>
    <meta:user-defined meta:name="Info 3"/>
    <meta:user-defined meta:name="Info 4"/>
    <meta:document-statistic meta:table-count="7" meta:image-count="0" meta:object-count="0" meta:page-count="29" meta:paragraph-count="964" meta:word-count="3844" meta:character-count="26849"/>
  </office:meta>
</office:document-meta>
</file>